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5.44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Prix_20_des_20_Item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x des Item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GREEN_CONCRETE_POWDER</text:p>
          </table:table-cell>
          <table:table-cell table:style-name="ce1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X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PER_ARMOR_TRIM_SMITHING_TEMPLATE</text:p>
          </table:table-cell>
          <table:table-cell table:style-name="ce1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WALL_FA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RPET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PICKAXE</text:p>
          </table:table-cell>
          <table:table-cell table:style-name="ce1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GLAZED_TERRACOTTA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ING_3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</text:p>
          </table:table-cell>
          <table:table-cell table:style-name="ce1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CAULDR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ING_1</text:p>
          </table:table-cell>
          <table:table-cell table:style-name="ce1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TING_2</text:p>
          </table:table-cell>
          <table:table-cell table:style-name="ce1" office:value-type="float" office:value="160.5" calcext:value-type="float">
            <text:p>16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TEM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OOD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DOOR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TERRACOTTA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OAT</text:p>
          </table:table-cell>
          <table:table-cell table:style-name="ce1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EAD</text:p>
          </table:table-cell>
          <table:table-cell table:style-name="ce1" office:value-type="float" office:value="6300" calcext:value-type="float">
            <text:p>63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+</text:p>
          </table:table-cell>
          <table:table-cell table:style-name="ce1" office:value-type="float" office:value="4.29" calcext:value-type="float">
            <text:p>4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O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WALL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RT_GRASS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2</text:p>
          </table:table-cell>
          <table:table-cell table:style-name="ce1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2</text:p>
          </table:table-cell>
          <table:table-cell table:style-name="ce1" office:value-type="float" office:value="4.44" calcext:value-type="float">
            <text:p>4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_AND_STEEL</text:p>
          </table:table-cell>
          <table:table-cell table:style-name="ce1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STONE_BRICKS</text:p>
          </table:table-cell>
          <table:table-cell table:style-name="ce1" office:value-type="float" office:value="0.54" calcext:value-type="float">
            <text:p>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LAB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BLOCK</text:p>
          </table:table-cell>
          <table:table-cell table:style-name="ce1" office:value-type="float" office:value="10.17" calcext:value-type="float">
            <text:p>1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LAB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+</text:p>
          </table:table-cell>
          <table:table-cell table:style-name="ce1" office:value-type="float" office:value="4.81" calcext:value-type="float">
            <text:p>4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RAD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RSE_ARMOR</text:p>
          </table:table-cell>
          <table:table-cell table:style-name="ce1" office:value-type="float" office:value="544" calcext:value-type="float">
            <text:p>5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LANKS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YALTY_2</text:p>
          </table:table-cell>
          <table:table-cell table:style-name="ce1" office:value-type="float" office:value="156.75" calcext:value-type="float">
            <text:p>156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YALTY_1</text:p>
          </table:table-cell>
          <table:table-cell table:style-name="ce1" office:value-type="float" office:value="78.75" calcext:value-type="float">
            <text:p>78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YALTY_3</text:p>
          </table:table-cell>
          <table:table-cell table:style-name="ce1" office:value-type="float" office:value="314.25" calcext:value-type="float">
            <text:p>31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EGG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</text:p>
          </table:table-cell>
          <table:table-cell table:style-name="ce1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HOVEL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</text:p>
          </table:table-cell>
          <table:table-cell table:style-name="ce1" office:value-type="float" office:value="3.85" calcext:value-type="float">
            <text:p>3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DANT_FROGLIGHT</text:p>
          </table:table-cell>
          <table:table-cell table:style-name="ce1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LDED_BLACKSTONE</text:p>
          </table:table-cell>
          <table:table-cell table:style-name="ce1" office:value-type="float" office:value="38.89" calcext:value-type="float">
            <text:p>38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_PANE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LAB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EM_OF_UNDYING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OTED_DIRT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JANG_BANNER_PATTERN</text:p>
          </table:table-cell>
          <table:table-cell table:style-name="ce1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HRIEKER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SEEDS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CRYSTAL</text:p>
          </table:table-cell>
          <table:table-cell table:style-name="ce1" office:value-type="float" office:value="15.03" calcext:value-type="float">
            <text:p>1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</text:p>
          </table:table-cell>
          <table:table-cell table:style-name="ce1" office:value-type="float" office:value="2.67" calcext:value-type="float">
            <text:p>2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UTTON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WALL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WALL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SE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WALL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LOWERING_AZALEA_BUSH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YPHAE</text:p>
          </table:table-cell>
          <table:table-cell table:style-name="ce1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KEBOX</text:p>
          </table:table-cell>
          <table:table-cell table:style-name="ce1" office:value-type="float" office:value="14.54" calcext:value-type="float">
            <text:p>14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UTTON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MUSHROOM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RESSURE_PLATE</text:p>
          </table:table-cell>
          <table:table-cell table:style-name="ce1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AIRS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LANKS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WALL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RESSURE_PLATE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CART</text:p>
          </table:table-cell>
          <table:table-cell table:style-name="ce1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OG</text:p>
          </table:table-cell>
          <table:table-cell table:style-name="ce1" office:value-type="float" office:value="1.83" calcext:value-type="float">
            <text:p>1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</text:p>
          </table:table-cell>
          <table:table-cell table:style-name="ce1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LLED_MA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ALL_BA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URNER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RPET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Y_OF_THE_VALLEY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_+</text:p>
          </table:table-cell>
          <table:table-cell table:style-name="ce1" office:value-type="float" office:value="1.92" calcext:value-type="float">
            <text:p>1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LEGGINGS</text:p>
          </table:table-cell>
          <table:table-cell table:style-name="ce1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DYE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CTERN</text:p>
          </table:table-cell>
          <table:table-cell table:style-name="ce1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IUM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SSBOW</text:p>
          </table:table-cell>
          <table:table-cell table:style-name="ce1" office:value-type="float" office:value="5.44" calcext:value-type="float">
            <text:p>5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PIE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_POWDER</text:p>
          </table:table-cell>
          <table:table-cell table:style-name="ce1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ROOTS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COTTA</text:p>
          </table:table-cell>
          <table:table-cell table:style-name="ce1" office:value-type="float" office:value="1.62" calcext:value-type="float">
            <text:p>1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S</text:p>
          </table:table-cell>
          <table:table-cell table:style-name="ce1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I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ALL_BA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WNED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RSE_DIRT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HANGING_SIGN</text:p>
          </table:table-cell>
          <table:table-cell table:style-name="ce1" office:value-type="float" office:value="2.2" calcext:value-type="float">
            <text:p>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LAB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CIENT_DEBRIS</text:p>
          </table:table-cell>
          <table:table-cell table:style-name="ce1" office:value-type="float" office:value="77.78" calcext:value-type="float">
            <text:p>77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PANE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+</text:p>
          </table:table-cell>
          <table:table-cell table:style-name="ce1" office:value-type="float" office:value="1.87" calcext:value-type="float">
            <text:p>1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ORE</text:p>
          </table:table-cell>
          <table:table-cell table:style-name="ce1" office:value-type="float" office:value="29.16" calcext:value-type="float">
            <text:p>29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PPED_ANVIL</text:p>
          </table:table-cell>
          <table:table-cell table:style-name="ce1" office:value-type="float" office:value="9.3" calcext:value-type="float">
            <text:p>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2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ANNER</text:p>
          </table:table-cell>
          <table:table-cell table:style-name="ce1" office:value-type="float" office:value="8.11999988425926" calcext:value-type="float">
            <text:p>8.11999988425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OD</text:p>
          </table:table-cell>
          <table:table-cell table:style-name="ce1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TAIRS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LAB</text:p>
          </table:table-cell>
          <table:table-cell table:style-name="ce1" office:value-type="float" office:value="5.02" calcext:value-type="float">
            <text:p>5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ED</text:p>
          </table:table-cell>
          <table:table-cell table:style-name="ce1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</text:p>
          </table:table-cell>
          <table:table-cell table:style-name="ce1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PPED_ARROW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ROWN_MUSHROOM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NUGGET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</text:p>
          </table:table-cell>
          <table:table-cell table:style-name="ce1" office:value-type="float" office:value="3.25" calcext:value-type="float">
            <text:p>3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WOR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</text:p>
          </table:table-cell>
          <table:table-cell table:style-name="ce1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TAIRS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</text:p>
          </table:table-cell>
          <table:table-cell table:style-name="ce1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HANGING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S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RPET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ANNER_PATTERN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FI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ALEA_BUSH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ANNER</text:p>
          </table:table-cell>
          <table:table-cell table:style-name="ce1" office:value-type="float" office:value="8.11999988425926" calcext:value-type="float">
            <text:p>8.11999988425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OG</text:p>
          </table:table-cell>
          <table:table-cell table:style-name="ce1" office:value-type="float" office:value="1.29" calcext:value-type="float">
            <text:p>1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GLIN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ILE_PROTECTION_2</text:p>
          </table:table-cell>
          <table:table-cell table:style-name="ce1" office:value-type="float" office:value="75.75" calcext:value-type="float">
            <text:p>7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ILE_PROTECTION_3</text:p>
          </table:table-cell>
          <table:table-cell table:style-name="ce1" office:value-type="float" office:value="152.25" calcext:value-type="float">
            <text:p>15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ILE_PROTECTION_1</text:p>
          </table:table-cell>
          <table:table-cell table:style-name="ce1" office:value-type="float" office:value="38.25" calcext:value-type="float">
            <text:p>3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ILE_PROTECTION_4</text:p>
          </table:table-cell>
          <table:table-cell table:style-name="ce1" office:value-type="float" office:value="304.5" calcext:value-type="float">
            <text:p>30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BLOCK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_DUST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IGN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LOWER</text:p>
          </table:table-cell>
          <table:table-cell table:style-name="ce1" office:value-type="float" office:value="1.86" calcext:value-type="float">
            <text:p>1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GLAZED_TERRACOTTA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TEN_BOOK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BOOK</text:p>
          </table:table-cell>
          <table:table-cell table:style-name="ce2" office:value-type="float" office:value="25.12" calcext:value-type="float">
            <text:p>25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_GATE</text:p>
          </table:table-cell>
          <table:table-cell table:style-name="ce1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REDSTONE_ORE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TAIRS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_BALL</text:p>
          </table:table-cell>
          <table:table-cell table:style-name="ce1" office:value-type="float" office:value="1.62" calcext:value-type="float">
            <text:p>1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NDERING_TRADER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K_BUCKET</text:p>
          </table:table-cell>
          <table:table-cell table:style-name="ce1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BASALT</text:p>
          </table:table-cell>
          <table:table-cell table:style-name="ce1" office:value-type="float" office:value="1.44" calcext:value-type="float">
            <text:p>1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S</text:p>
          </table:table-cell>
          <table:table-cell table:style-name="ce1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OG</text:p>
          </table:table-cell>
          <table:table-cell table:style-name="ce1" office:value-type="float" office:value="1.22" calcext:value-type="float">
            <text:p>1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LEGGINGS</text:p>
          </table:table-cell>
          <table:table-cell table:style-name="ce1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LAB</text:p>
          </table:table-cell>
          <table:table-cell table:style-name="ce1" office:value-type="float" office:value="2.9" calcext:value-type="float">
            <text:p>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EN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SHING_ROD</text:p>
          </table:table-cell>
          <table:table-cell table:style-name="ce1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HANGING_SIGN</text:p>
          </table:table-cell>
          <table:table-cell table:style-name="ce1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PEARL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PILLAR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TRAPDOOR</text:p>
          </table:table-cell>
          <table:table-cell table:style-name="ce1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AMBOO_BLOCK</text:p>
          </table:table-cell>
          <table:table-cell table:style-name="ce1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ALL_BA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BLOCK</text:p>
          </table:table-cell>
          <table:table-cell table:style-name="ce1" office:value-type="float" office:value="9.99" calcext:value-type="float">
            <text:p>9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WALL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POLISHED_BLACKSTONE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WALL_FA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LAB</text:p>
          </table:table-cell>
          <table:table-cell table:style-name="ce1" office:value-type="float" office:value="6.33" calcext:value-type="float">
            <text:p>6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ITE_5</text:p>
          </table:table-cell>
          <table:table-cell table:style-name="ce1" office:value-type="float" office:value="633.75" calcext:value-type="float">
            <text:p>633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EP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ITE_3</text:p>
          </table:table-cell>
          <table:table-cell table:style-name="ce1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ITE_4</text:p>
          </table:table-cell>
          <table:table-cell table:style-name="ce1" office:value-type="float" office:value="317.25" calcext:value-type="float">
            <text:p>317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ITE_1</text:p>
          </table:table-cell>
          <table:table-cell table:style-name="ce1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ITE_2</text:p>
          </table:table-cell>
          <table:table-cell table:style-name="ce1" office:value-type="float" office:value="79.5" calcext:value-type="float">
            <text:p>7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WALL_FA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</text:p>
          </table:table-cell>
          <table:table-cell table:style-name="ce1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</text:p>
          </table:table-cell>
          <table:table-cell table:style-name="ce1" office:value-type="float" office:value="7.35" calcext:value-type="float">
            <text:p>7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FAN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</text:p>
          </table:table-cell>
          <table:table-cell table:style-name="ce1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YLIGHT_DETECTOR</text:p>
          </table:table-cell>
          <table:table-cell table:style-name="ce1" office:value-type="float" office:value="10.49" calcext:value-type="float">
            <text:p>10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HIDE</text:p>
          </table:table-cell>
          <table:table-cell table:style-name="ce1" office:value-type="float" office:value="10.36" calcext:value-type="float">
            <text:p>1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TAIRS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RPET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ERVER</text:p>
          </table:table-cell>
          <table:table-cell table:style-name="ce1" office:value-type="float" office:value="4.02" calcext:value-type="float">
            <text:p>4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BLOCK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OAT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IDIAN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FAN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</text:p>
          </table:table-cell>
          <table:table-cell table:style-name="ce1" office:value-type="float" office:value="1.29" calcext:value-type="float">
            <text:p>1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_PANE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GLAZED_TERRACOTTA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COAL</text:p>
          </table:table-cell>
          <table:table-cell table:style-name="ce1" office:value-type="float" office:value="0.94" calcext:value-type="float">
            <text:p>0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CHESTPLATE</text:p>
          </table:table-cell>
          <table:table-cell table:style-name="ce1" office:value-type="float" office:value="268.51" calcext:value-type="float">
            <text:p>268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ANNER</text:p>
          </table:table-cell>
          <table:table-cell table:style-name="ce1" office:value-type="float" office:value="8.11999988425926" calcext:value-type="float">
            <text:p>8.11999988425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APLING</text:p>
          </table:table-cell>
          <table:table-cell table:style-name="ce1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LEGGINGS</text:p>
          </table:table-cell>
          <table:table-cell table:style-name="ce1" office:value-type="float" office:value="51.38" calcext:value-type="float">
            <text:p>51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LAB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_+</text:p>
          </table:table-cell>
          <table:table-cell table:style-name="ce1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ANNER</text:p>
          </table:table-cell>
          <table:table-cell table:style-name="ce1" office:value-type="float" office:value="8.11999988425926" calcext:value-type="float">
            <text:p>8.11999988425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LAB</text:p>
          </table:table-cell>
          <table:table-cell table:style-name="ce1" office:value-type="float" office:value="4.13" calcext:value-type="float">
            <text:p>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CELIUM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NDL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TAIRS</text:p>
          </table:table-cell>
          <table:table-cell table:style-name="ce1" office:value-type="float" office:value="6.57" calcext:value-type="float">
            <text:p>6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ALL_BA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EAVES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_GATE</text:p>
          </table:table-cell>
          <table:table-cell table:style-name="ce1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GOLD_ORE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RS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ANNER</text:p>
          </table:table-cell>
          <table:table-cell table:style-name="ce1" office:value-type="float" office:value="8.11999988425926" calcext:value-type="float">
            <text:p>8.11999988425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1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2</text:p>
          </table:table-cell>
          <table:table-cell table:style-name="ce1" office:value-type="float" office:value="1.22" calcext:value-type="float">
            <text:p>1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TAIRS</text:p>
          </table:table-cell>
          <table:table-cell table:style-name="ce1" office:value-type="float" office:value="18.99" calcext:value-type="float">
            <text:p>18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_BLOCK</text:p>
          </table:table-cell>
          <table:table-cell table:style-name="ce1" office:value-type="float" office:value="1.26" calcext:value-type="float">
            <text:p>1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VEIN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+</text:p>
          </table:table-cell>
          <table:table-cell table:style-name="ce1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3</text:p>
          </table:table-cell>
          <table:table-cell table:style-name="ce1" office:value-type="float" office:value="409.5" calcext:value-type="float">
            <text:p>40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2</text:p>
          </table:table-cell>
          <table:table-cell table:style-name="ce1" office:value-type="float" office:value="204.75" calcext:value-type="float">
            <text:p>204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ERCING_4</text:p>
          </table:table-cell>
          <table:table-cell table:style-name="ce1" office:value-type="float" office:value="819" calcext:value-type="float">
            <text:p>8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CTUS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style-name="ce1" office:value-type="float" office:value="13.02" calcext:value-type="float">
            <text:p>1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LAB</text:p>
          </table:table-cell>
          <table:table-cell table:style-name="ce1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BOOTS</text:p>
          </table:table-cell>
          <table:table-cell table:style-name="ce1" office:value-type="float" office:value="29.4" calcext:value-type="float">
            <text:p>2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STAR</text:p>
          </table:table-cell>
          <table:table-cell table:style-name="ce1" office:value-type="float" office:value="6.49" calcext:value-type="float">
            <text:p>6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WOOD</text:p>
          </table:table-cell>
          <table:table-cell table:style-name="ce1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DYE</text:p>
          </table:table-cell>
          <table:table-cell table:style-name="ce1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LAB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VILLAGER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WOOD</text:p>
          </table:table-cell>
          <table:table-cell table:style-name="ce1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LOCK</text:p>
          </table:table-cell>
          <table:table-cell table:style-name="ce1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TTON</text:p>
          </table:table-cell>
          <table:table-cell table:style-name="ce1" office:value-type="float" office:value="2.8" calcext:value-type="float">
            <text:p>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UTILUS_SHELL</text:p>
          </table:table-cell>
          <table:table-cell table:style-name="ce1" office:value-type="float" office:value="25.12" calcext:value-type="float">
            <text:p>25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TAIRS</text:p>
          </table:table-cell>
          <table:table-cell table:style-name="ce1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HELMET</text:p>
          </table:table-cell>
          <table:table-cell table:style-name="ce1" office:value-type="float" office:value="41.15" calcext:value-type="float">
            <text:p>4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BUCKET</text:p>
          </table:table-cell>
          <table:table-cell table:style-name="ce1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TOR</text:p>
          </table:table-cell>
          <table:table-cell table:style-name="ce1" office:value-type="float" office:value="5.55" calcext:value-type="float">
            <text:p>5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K_TOUCH_1</text:p>
          </table:table-cell>
          <table:table-cell table:style-name="ce1" office:value-type="float" office:value="315.75" calcext:value-type="float">
            <text:p>31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HYPHAE</text:p>
          </table:table-cell>
          <table:table-cell table:style-name="ce1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EYE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WALL_HEA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WALL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TERRACOTTA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WLEDGE_BOO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ORE</text:p>
          </table:table-cell>
          <table:table-cell table:style-name="ce1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S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CK_POTION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LAB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ORE</text:p>
          </table:table-cell>
          <table:table-cell table:style-name="ce1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BLOCK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FOOT</text:p>
          </table:table-cell>
          <table:table-cell table:style-name="ce1" office:value-type="float" office:value="8.89" calcext:value-type="float">
            <text:p>8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LOG</text:p>
          </table:table-cell>
          <table:table-cell table:style-name="ce1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TAIRS</text:p>
          </table:table-cell>
          <table:table-cell table:style-name="ce1" office:value-type="float" office:value="4.16" calcext:value-type="float">
            <text:p>4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</text:p>
          </table:table-cell>
          <table:table-cell table:style-name="ce1" office:value-type="float" office:value="1.11" calcext:value-type="float">
            <text:p>1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</text:p>
          </table:table-cell>
          <table:table-cell table:style-name="ce1" office:value-type="float" office:value="3.89" calcext:value-type="float">
            <text:p>3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FT_SNEAK_3</text:p>
          </table:table-cell>
          <table:table-cell table:style-name="ce1" office:value-type="float" office:value="900" calcext:value-type="float">
            <text:p>9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FT_SNEAK_1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FT_SNEAK_2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BLOCK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DYE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_GATE</text:p>
          </table:table-cell>
          <table:table-cell table:style-name="ce1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ALL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LICHEN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BREATH</text:p>
          </table:table-cell>
          <table:table-cell table:style-name="ce1" office:value-type="float" office:value="7.05" calcext:value-type="float">
            <text:p>7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LEGGINGS</text:p>
          </table:table-cell>
          <table:table-cell table:style-name="ce1" office:value-type="float" office:value="18.55" calcext:value-type="float">
            <text:p>18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LAB</text:p>
          </table:table-cell>
          <table:table-cell table:style-name="ce1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TRAPDOOR</text:p>
          </table:table-cell>
          <table:table-cell table:style-name="ce1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TERRACOTTA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OOD</text:p>
          </table:table-cell>
          <table:table-cell table:style-name="ce1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_ON_A_STICK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EEDS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TILES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ANNER</text:p>
          </table:table-cell>
          <table:table-cell table:style-name="ce1" office:value-type="float" office:value="8.11999988425926" calcext:value-type="float">
            <text:p>8.11999988425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S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BUTTON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5</text:p>
          </table:table-cell>
          <table:table-cell table:style-name="ce1" office:value-type="float" office:value="500.04" calcext:value-type="float">
            <text:p>50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CK_CHARGE_2</text:p>
          </table:table-cell>
          <table:table-cell table:style-name="ce1" office:value-type="float" office:value="159.75" calcext:value-type="float">
            <text:p>15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CK_CHARGE_1</text:p>
          </table:table-cell>
          <table:table-cell table:style-name="ce1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ICK_CHARGE_3</text:p>
          </table:table-cell>
          <table:table-cell table:style-name="ce1" office:value-type="float" office:value="319.5" calcext:value-type="float">
            <text:p>31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DEEPSLATE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TAIRS</text:p>
          </table:table-cell>
          <table:table-cell table:style-name="ce1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EAVES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</text:p>
          </table:table-cell>
          <table:table-cell table:style-name="ce1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LANTERN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</text:p>
          </table:table-cell>
          <table:table-cell table:style-name="ce1" office:value-type="float" office:value="2.63" calcext:value-type="float">
            <text:p>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2</text:p>
          </table:table-cell>
          <table:table-cell table:style-name="ce1" office:value-type="float" office:value="1.69" calcext:value-type="float">
            <text:p>1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style-name="ce1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ALL_BA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ID_AI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2</text:p>
          </table:table-cell>
          <table:table-cell table:style-name="ce1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1</text:p>
          </table:table-cell>
          <table:table-cell table:style-name="ce1" office:value-type="float" office:value="78.75" calcext:value-type="float">
            <text:p>78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+</text:p>
          </table:table-cell>
          <table:table-cell table:style-name="ce1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_SLAB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3</text:p>
          </table:table-cell>
          <table:table-cell table:style-name="ce1" office:value-type="float" office:value="315.75" calcext:value-type="float">
            <text:p>31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_PANE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</text:p>
          </table:table-cell>
          <table:table-cell table:style-name="ce1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</text:p>
          </table:table-cell>
          <table:table-cell table:style-name="ce1" office:value-type="float" office:value="1.12" calcext:value-type="float">
            <text:p>1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S</text:p>
          </table:table-cell>
          <table:table-cell table:style-name="ce1" office:value-type="float" office:value="1.52" calcext:value-type="float">
            <text:p>1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DOOR</text:p>
          </table:table-cell>
          <table:table-cell table:style-name="ce1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OPPER_BLOCK</text:p>
          </table:table-cell>
          <table:table-cell table:style-name="ce1" office:value-type="float" office:value="3.98" calcext:value-type="float">
            <text:p>3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LANKS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_POWDER</text:p>
          </table:table-cell>
          <table:table-cell table:style-name="ce1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DOOR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IGN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</text:p>
          </table:table-cell>
          <table:table-cell table:style-name="ce1" office:value-type="float" office:value="4.35" calcext:value-type="float">
            <text:p>4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DYE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TRAPDOOR</text:p>
          </table:table-cell>
          <table:table-cell table:style-name="ce1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RSE_ARMOR</text:p>
          </table:table-cell>
          <table:table-cell table:style-name="ce1" office:value-type="float" office:value="450" calcext:value-type="float">
            <text:p>4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EGG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TAIRS</text:p>
          </table:table-cell>
          <table:table-cell table:style-name="ce1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OPPER</text:p>
          </table:table-cell>
          <table:table-cell table:style-name="ce1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ELLOHI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+</text:p>
          </table:table-cell>
          <table:table-cell table:style-name="ce1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2</text:p>
          </table:table-cell>
          <table:table-cell table:style-name="ce1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D</text:p>
          </table:table-cell>
          <table:table-cell table:style-name="ce1"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ANGING_SIGN</text:p>
          </table:table-cell>
          <table:table-cell table:style-name="ce1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CHEST_BOAT</text:p>
          </table:table-cell>
          <table:table-cell table:style-name="ce1" office:value-type="float" office:value="5.69" calcext:value-type="float">
            <text:p>5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SHELF</text:p>
          </table:table-cell>
          <table:table-cell table:style-name="ce1" office:value-type="float" office:value="1.38" calcext:value-type="float">
            <text:p>1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TAIRS</text:p>
          </table:table-cell>
          <table:table-cell table:style-name="ce1" office:value-type="float" office:value="3.21" calcext:value-type="float">
            <text:p>3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</text:p>
          </table:table-cell>
          <table:table-cell table:style-name="ce1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</text:p>
          </table:table-cell>
          <table:table-cell table:style-name="ce1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HICKEN</text:p>
          </table:table-cell>
          <table:table-cell table:style-name="ce1" office:value-type="float" office:value="2.04" calcext:value-type="float">
            <text:p>2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OOD</text:p>
          </table:table-cell>
          <table:table-cell table:style-name="ce1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TERRACOTTA</text:p>
          </table:table-cell>
          <table:table-cell table:style-name="ce1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TAIRS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ENCE_BOTTLE</text:p>
          </table:table-cell>
          <table:table-cell table:style-name="ce1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_MINECAR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MEMBRANE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WOOD</text:p>
          </table:table-cell>
          <table:table-cell table:style-name="ce1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TAIRS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AMBOO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UTTON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TRAPDOOR</text:p>
          </table:table-cell>
          <table:table-cell table:style-name="ce1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OD</text:p>
          </table:table-cell>
          <table:table-cell table:style-name="ce1" office:value-type="float" office:value="1.44" calcext:value-type="float">
            <text:p>1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_+</text:p>
          </table:table-cell>
          <table:table-cell table:style-name="ce1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ORATED_POT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EM_FRAME</text:p>
          </table:table-cell>
          <table:table-cell table:style-name="ce1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</text:p>
          </table:table-cell>
          <table:table-cell table:style-name="ce1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</text:p>
          </table:table-cell>
          <table:table-cell table:style-name="ce1" office:value-type="float" office:value="1.28" calcext:value-type="float">
            <text:p>1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ELMET</text:p>
          </table:table-cell>
          <table:table-cell table:style-name="ce1" office:value-type="float" office:value="13.25" calcext:value-type="float">
            <text:p>13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_PANE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HELL</text:p>
          </table:table-cell>
          <table:table-cell table:style-name="ce1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DOOR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LANT</text:p>
          </table:table-cell>
          <table:table-cell table:style-name="ce1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</text:p>
          </table:table-cell>
          <table:table-cell table:style-name="ce1" office:value-type="float" office:value="3.51" calcext:value-type="float">
            <text:p>3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Y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_HOOK</text:p>
          </table:table-cell>
          <table:table-cell table:style-name="ce1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</text:p>
          </table:table-cell>
          <table:table-cell table:style-name="ce1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</text:p>
          </table:table-cell>
          <table:table-cell table:style-name="ce1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E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LUM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HESTPLATE</text:p>
          </table:table-cell>
          <table:table-cell table:style-name="ce1" office:value-type="float" office:value="3.78" calcext:value-type="float">
            <text:p>3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OE</text:p>
          </table:table-cell>
          <table:table-cell table:style-name="ce1" office:value-type="float" office:value="200.74" calcext:value-type="float">
            <text:p>20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RT_BLOCK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WALL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NYLIUM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LLIUM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ALL_BA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</text:p>
          </table:table-cell>
          <table:table-cell table:style-name="ce1"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ERRACOTTA</text:p>
          </table:table-cell>
          <table:table-cell table:style-name="ce1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LILY_OF_THE_VALLEY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HOVEL</text:p>
          </table:table-cell>
          <table:table-cell table:style-name="ce1" office:value-type="float" office:value="2.73" calcext:value-type="float">
            <text:p>2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_WALKER_1</text:p>
          </table:table-cell>
          <table:table-cell table:style-name="ce1" office:value-type="float" office:value="309.75" calcext:value-type="float">
            <text:p>30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_WALKER_2</text:p>
          </table:table-cell>
          <table:table-cell table:style-name="ce1" office:value-type="float" office:value="409.5" calcext:value-type="float">
            <text:p>40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HER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ASALT</text:p>
          </table:table-cell>
          <table:table-cell table:style-name="ce1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_POWDER</text:p>
          </table:table-cell>
          <table:table-cell table:style-name="ce1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ER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L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IES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ABLE_BOOK</text:p>
          </table:table-cell>
          <table:table-cell table:style-name="ce1" office:value-type="float" office:value="9.78" calcext:value-type="float">
            <text:p>9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PORTAL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DROC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GOLEM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DEEPSLAT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GLAZED_TERRACOTTA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RELIC</text:p>
          </table:table-cell>
          <table:table-cell table:style-name="ce1" office:value-type="float" office:value="375" calcext:value-type="float">
            <text:p>3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DOOR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BUCKET</text:p>
          </table:table-cell>
          <table:table-cell table:style-name="ce1" office:value-type="float" office:value="7.51" calcext:value-type="float">
            <text:p>7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S</text:p>
          </table:table-cell>
          <table:table-cell table:style-name="ce1" office:value-type="float" office:value="1.36" calcext:value-type="float">
            <text:p>1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</text:p>
          </table:table-cell>
          <table:table-cell table:style-name="ce1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ETCHING_TABLE</text:p>
          </table:table-cell>
          <table:table-cell table:style-name="ce1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BANNER_PATTERN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_STEM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AN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CHEST_BOAT</text:p>
          </table:table-cell>
          <table:table-cell table:style-name="ce1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SPAW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VATOR_RAIL</text:p>
          </table:table-cell>
          <table:table-cell table:style-name="ce1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TAIRS</text:p>
          </table:table-cell>
          <table:table-cell table:style-name="ce1" office:value-type="float" office:value="13.07" calcext:value-type="float">
            <text:p>13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L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2</text:p>
          </table:table-cell>
          <table:table-cell table:style-name="ce1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_MINECART</text:p>
          </table:table-cell>
          <table:table-cell table:style-name="ce1" office:value-type="float" office:value="7.68" calcext:value-type="float">
            <text:p>7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VOI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RPET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RPET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DDLE</text:p>
          </table:table-cell>
          <table:table-cell table:style-name="ce1" office:value-type="float" office:value="25.12" calcext:value-type="float">
            <text:p>25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CUTTER</text:p>
          </table:table-cell>
          <table:table-cell table:style-name="ce1" office:value-type="float" office:value="1.58" calcext:value-type="float">
            <text:p>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_POWDER</text:p>
          </table:table-cell>
          <table:table-cell table:style-name="ce1" office:value-type="float" office:value="0.69" calcext:value-type="float">
            <text:p>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PRESSURE_PLATE</text:p>
          </table:table-cell>
          <table:table-cell table:style-name="ce1" office:value-type="float" office:value="2.09" calcext:value-type="float">
            <text:p>2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ANNER</text:p>
          </table:table-cell>
          <table:table-cell table:style-name="ce1" office:value-type="float" office:value="8.11999988425926" calcext:value-type="float">
            <text:p>8.11999988425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FAN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ROOT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WALL_FA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APLIN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CH_2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CH_1</text:p>
          </table:table-cell>
          <table:table-cell table:style-name="ce1" office:value-type="float" office:value="160.5" calcext:value-type="float">
            <text:p>16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ANNER</text:p>
          </table:table-cell>
          <table:table-cell table:style-name="ce1" office:value-type="float" office:value="8.11999988425926" calcext:value-type="float">
            <text:p>8.11999988425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POWDER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</text:p>
          </table:table-cell>
          <table:table-cell table:style-name="ce1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CHEST_BOAT</text:p>
          </table:table-cell>
          <table:table-cell table:style-name="ce1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ORER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ARMOR_TRIM_SMITHING_TEMPLATE</text:p>
          </table:table-cell>
          <table:table-cell table:style-name="ce1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FAN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BUCKET</text:p>
          </table:table-cell>
          <table:table-cell table:style-name="ce1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</text:p>
          </table:table-cell>
          <table:table-cell table:style-name="ce1" office:value-type="float" office:value="1.47" calcext:value-type="float">
            <text:p>1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</text:p>
          </table:table-cell>
          <table:table-cell table:style-name="ce1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GLAZED_TERRACOTTA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IRCH_SAPLIN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WALL_FA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CRAP</text:p>
          </table:table-cell>
          <table:table-cell table:style-name="ce1" office:value-type="float" office:value="77.82" calcext:value-type="float">
            <text:p>77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ALL_BA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ULDRON</text:p>
          </table:table-cell>
          <table:table-cell table:style-name="ce1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TAIRS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</text:p>
          </table:table-cell>
          <table:table-cell table:style-name="ce1"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_GATE</text:p>
          </table:table-cell>
          <table:table-cell table:style-name="ce1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AK_SAPLIN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HOVEL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ANNER</text:p>
          </table:table-cell>
          <table:table-cell table:style-name="ce1" office:value-type="float" office:value="8.11999988425926" calcext:value-type="float">
            <text:p>8.11999988425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BLOCKS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AI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GLAZED_TERRACOTTA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LEGGINGS</text:p>
          </table:table-cell>
          <table:table-cell table:style-name="ce1" office:value-type="float" office:value="257.15" calcext:value-type="float">
            <text:p>257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ICE</text:p>
          </table:table-cell>
          <table:table-cell table:style-name="ce1" office:value-type="float" office:value="16.2" calcext:value-type="float">
            <text:p>1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SPIDER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FFOLDING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E_OF_ARTHROPODS_1</text:p>
          </table:table-cell>
          <table:table-cell table:style-name="ce1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E_OF_ARTHROPODS_3</text:p>
          </table:table-cell>
          <table:table-cell table:style-name="ce1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E_OF_ARTHROPODS_2</text:p>
          </table:table-cell>
          <table:table-cell table:style-name="ce1" office:value-type="float" office:value="79.5" calcext:value-type="float">
            <text:p>7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BLOCK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E_OF_ARTHROPODS_5</text:p>
          </table:table-cell>
          <table:table-cell table:style-name="ce1" office:value-type="float" office:value="633.75" calcext:value-type="float">
            <text:p>633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E_OF_ARTHROPODS_4</text:p>
          </table:table-cell>
          <table:table-cell table:style-name="ce1" office:value-type="float" office:value="317.25" calcext:value-type="float">
            <text:p>317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</text:p>
          </table:table-cell>
          <table:table-cell table:style-name="ce1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LTER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JUNGLE_SAPLIN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+</text:p>
          </table:table-cell>
          <table:table-cell table:style-name="ce1" office:value-type="float" office:value="1.45" calcext:value-type="float">
            <text:p>1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BLOCK</text:p>
          </table:table-cell>
          <table:table-cell table:style-name="ce1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HYPHAE</text:p>
          </table:table-cell>
          <table:table-cell table:style-name="ce1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R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LOG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L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MELON_STEM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_2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ROOT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LANKS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BLOCK</text:p>
          </table:table-cell>
          <table:table-cell table:style-name="ce1" office:value-type="float" office:value="13.59" calcext:value-type="float">
            <text:p>1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_GATE</text:p>
          </table:table-cell>
          <table:table-cell table:style-name="ce1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RESSURE_PLATE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_+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INGOT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LAZULI</text:p>
          </table:table-cell>
          <table:table-cell table:style-name="ce1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ED</text:p>
          </table:table-cell>
          <table:table-cell table:style-name="ce1" office:value-type="float" office:value="6.69" calcext:value-type="float">
            <text:p>6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BREAK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FAN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RE_1</text:p>
          </table:table-cell>
          <table:table-cell table:style-name="ce1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CHEST_BOAT</text:p>
          </table:table-cell>
          <table:table-cell table:style-name="ce1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RE_2</text:p>
          </table:table-cell>
          <table:table-cell table:style-name="ce1" office:value-type="float" office:value="160.5" calcext:value-type="float">
            <text:p>16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OG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TE_BLOCK</text:p>
          </table:table-cell>
          <table:table-cell table:style-name="ce1" office:value-type="float" office:value="2.95" calcext:value-type="float">
            <text:p>2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IGN</text:p>
          </table:table-cell>
          <table:table-cell table:style-name="ce1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YPHAE</text:p>
          </table:table-cell>
          <table:table-cell table:style-name="ce1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RE_3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IGN</text:p>
          </table:table-cell>
          <table:table-cell table:style-name="ce1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BUCKET</text:p>
          </table:table-cell>
          <table:table-cell table:style-name="ce1" office:value-type="float" office:value="2.51" calcext:value-type="float">
            <text:p>2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YFINDER_ARMOR_TRIM_SMITHING_TEMPLATE</text:p>
          </table:table-cell>
          <table:table-cell table:style-name="ce1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AXE</text:p>
          </table:table-cell>
          <table:table-cell table:style-name="ce1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EYE_DAISY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STEM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ACON</text:p>
          </table:table-cell>
          <table:table-cell table:style-name="ce1" office:value-type="float" office:value="590.01" calcext:value-type="float">
            <text:p>590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</text:p>
          </table:table-cell>
          <table:table-cell table:style-name="ce1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ER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TAIRS</text:p>
          </table:table-cell>
          <table:table-cell table:style-name="ce1" office:value-type="float" office:value="0.54" calcext:value-type="float">
            <text:p>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WEB</text:p>
          </table:table-cell>
          <table:table-cell table:style-name="ce1" office:value-type="float" office:value="1.7" calcext:value-type="float">
            <text:p>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ZE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OG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BLOCK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NTED_GLASS</text:p>
          </table:table-cell>
          <table:table-cell table:style-name="ce1" office:value-type="float" office:value="4.03" calcext:value-type="float">
            <text:p>4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ED</text:p>
          </table:table-cell>
          <table:table-cell table:style-name="ce1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GATEWAY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</text:p>
          </table:table-cell>
          <table:table-cell table:style-name="ce1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FUNGU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QUARTZ_BLOCK</text:p>
          </table:table-cell>
          <table:table-cell table:style-name="ce1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THER</text:p>
          </table:table-cell>
          <table:table-cell table:style-name="ce1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LAB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EMERALD_ORE</text:p>
          </table:table-cell>
          <table:table-cell table:style-name="ce1" office:value-type="float" office:value="194.45" calcext:value-type="float">
            <text:p>194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GLAZED_TERRACOTTA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_5</text:p>
          </table:table-cell>
          <table:table-cell table:style-name="ce1" office:value-type="float" office:value="633" calcext:value-type="float">
            <text:p>6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_4</text:p>
          </table:table-cell>
          <table:table-cell table:style-name="ce1" office:value-type="float" office:value="316.5" calcext:value-type="float">
            <text:p>31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_3</text:p>
          </table:table-cell>
          <table:table-cell table:style-name="ce1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_2</text:p>
          </table:table-cell>
          <table:table-cell table:style-name="ce1" office:value-type="float" office:value="79.5" calcext:value-type="float">
            <text:p>7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</text:p>
          </table:table-cell>
          <table:table-cell table:style-name="ce1" office:value-type="float" office:value="2.66" calcext:value-type="float">
            <text:p>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CHESTPLATE</text:p>
          </table:table-cell>
          <table:table-cell table:style-name="ce1" office:value-type="float" office:value="21.2" calcext:value-type="float">
            <text:p>2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HOVEL</text:p>
          </table:table-cell>
          <table:table-cell table:style-name="ce1" office:value-type="float" office:value="189.38" calcext:value-type="float">
            <text:p>18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_1</text:p>
          </table:table-cell>
          <table:table-cell table:style-name="ce1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O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RPET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NUGGET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XE</text:p>
          </table:table-cell>
          <table:table-cell table:style-name="ce1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MOSSY_STONE_BRICK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</text:p>
          </table:table-cell>
          <table:table-cell table:style-name="ce1" office:value-type="float" office:value="28.29" calcext:value-type="float">
            <text:p>28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_PLAN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LAB</text:p>
          </table:table-cell>
          <table:table-cell table:style-name="ce1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HANGING_SIGN</text:p>
          </table:table-cell>
          <table:table-cell table:style-name="ce1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ST_ARMOR_TRIM_SMITHING_TEMPLATE</text:p>
          </table:table-cell>
          <table:table-cell table:style-name="ce1" office:value-type="float" office:value="18.55" calcext:value-type="float">
            <text:p>18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_BLOCK</text:p>
          </table:table-cell>
          <table:table-cell table:style-name="ce1" office:value-type="float" office:value="10.17" calcext:value-type="float">
            <text:p>1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TEAR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</text:p>
          </table:table-cell>
          <table:table-cell table:style-name="ce1" office:value-type="float" office:value="1.56" calcext:value-type="float">
            <text:p>1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CHEST_BOAT</text:p>
          </table:table-cell>
          <table:table-cell table:style-name="ce1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Y_PAD</text:p>
          </table:table-cell>
          <table:table-cell table:style-name="ce1" office:value-type="float" office:value="0.85" calcext:value-type="float">
            <text:p>0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ED_POTATO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DRIPLEAF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LL_TORCH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ALL_BA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SH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</text:p>
          </table:table-cell>
          <table:table-cell table:style-name="ce1" office:value-type="float" office:value="0.94" calcext:value-type="float">
            <text:p>0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TAIRS</text:p>
          </table:table-cell>
          <table:table-cell table:style-name="ce1" office:value-type="float" office:value="6.54" calcext:value-type="float">
            <text:p>6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RIFIED_OAK_SLAB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RPET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HANGING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IBRATED_SCULK_SENSOR</text:p>
          </table:table-cell>
          <table:table-cell table:style-name="ce1" office:value-type="float" office:value="6.98" calcext:value-type="float">
            <text:p>6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TAIRS</text:p>
          </table:table-cell>
          <table:table-cell table:style-name="ce1" office:value-type="float" office:value="15.04" calcext:value-type="float">
            <text:p>15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NISHING_CURSE_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IRON_ORE</text:p>
          </table:table-cell>
          <table:table-cell table:style-name="ce1" office:value-type="float" office:value="4.07" calcext:value-type="float">
            <text:p>4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OF_THE_SEA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_PANE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PILLAR</text:p>
          </table:table-cell>
          <table:table-cell table:style-name="ce1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CITE</text:p>
          </table:table-cell>
          <table:table-cell table:style-name="ce1" office:value-type="float" office:value="1.62" calcext:value-type="float">
            <text:p>1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DYE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HIRP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GOLEM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_ARMOR_TRIM_SMITHING_TEMPLATE</text:p>
          </table:table-cell>
          <table:table-cell table:style-name="ce1" office:value-type="float" office:value="18.55" calcext:value-type="float">
            <text:p>18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TRAPDOOR</text:p>
          </table:table-cell>
          <table:table-cell table:style-name="ce1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RPET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_BLOCK</text:p>
          </table:table-cell>
          <table:table-cell table:style-name="ce1" office:value-type="float" office:value="13.23" calcext:value-type="float">
            <text:p>13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TONE_BRICKS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UT_ARMOR_TRIM_SMITHING_TEMPLATE</text:p>
          </table:table-cell>
          <table:table-cell table:style-name="ce1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GSA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BLOCK</text:p>
          </table:table-cell>
          <table:table-cell table:style-name="ce1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DENT</text:p>
          </table:table-cell>
          <table:table-cell table:style-name="ce1" office:value-type="float" office:value="28.76" calcext:value-type="float">
            <text:p>28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OKER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ED</text:p>
          </table:table-cell>
          <table:table-cell table:style-name="ce1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LLAGER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FERN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EGG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HANGING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</text:p>
          </table:table-cell>
          <table:table-cell table:style-name="ce1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TERRACOTTA</text:p>
          </table:table-cell>
          <table:table-cell table:style-name="ce1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_SLAB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BLOCK</text:p>
          </table:table-cell>
          <table:table-cell table:style-name="ce1" office:value-type="float" office:value="3.33" calcext:value-type="float">
            <text:p>3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+</text:p>
          </table:table-cell>
          <table:table-cell table:style-name="ce1" office:value-type="float" office:value="2.53" calcext:value-type="float">
            <text:p>2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YE_ARMOR_TRIM_SMITHING_TEMPLATE</text:p>
          </table:table-cell>
          <table:table-cell table:style-name="ce1" office:value-type="float" office:value="18.55" calcext:value-type="float">
            <text:p>18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WALL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INDSTONE</text:p>
          </table:table-cell>
          <table:table-cell table:style-name="ce1" office:value-type="float" office:value="0.79" calcext:value-type="float">
            <text:p>0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ED_RAIL</text:p>
          </table:table-cell>
          <table:table-cell table:style-name="ce1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IGN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ARDIAN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2</text:p>
          </table:table-cell>
          <table:table-cell table:style-name="ce1"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OOD</text:p>
          </table:table-cell>
          <table:table-cell table:style-name="ce1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LAB</text:p>
          </table:table-cell>
          <table:table-cell table:style-name="ce1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XEYE_DAISY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</text:p>
          </table:table-cell>
          <table:table-cell table:style-name="ce1" office:value-type="float" office:value="27.83" calcext:value-type="float">
            <text:p>27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_+</text:p>
          </table:table-cell>
          <table:table-cell table:style-name="ce1"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</text:p>
          </table:table-cell>
          <table:table-cell table:style-name="ce1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LANKS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</text:p>
          </table:table-cell>
          <table:table-cell table:style-name="ce1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_2</text:p>
          </table:table-cell>
          <table:table-cell table:style-name="ce1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PICKAXE</text:p>
          </table:table-cell>
          <table:table-cell table:style-name="ce1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_+</text:p>
          </table:table-cell>
          <table:table-cell table:style-name="ce1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ERRACOTTA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OSHROOM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BLOCK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RN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SHARD</text:p>
          </table:table-cell>
          <table:table-cell table:style-name="ce1" office:value-type="float" office:value="1.75" calcext:value-type="float">
            <text:p>1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BLOCK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VAGER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BREAKING_2</text:p>
          </table:table-cell>
          <table:table-cell table:style-name="ce1" office:value-type="float" office:value="152.25" calcext:value-type="float">
            <text:p>15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S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BREAKING_1</text:p>
          </table:table-cell>
          <table:table-cell table:style-name="ce1" office:value-type="float" office:value="75.75" calcext:value-type="float">
            <text:p>7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LEGGINGS</text:p>
          </table:table-cell>
          <table:table-cell table:style-name="ce1" office:value-type="float" office:value="3.31" calcext:value-type="float">
            <text:p>3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ED</text:p>
          </table:table-cell>
          <table:table-cell table:style-name="ce1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LAB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_ON_A_STICK</text:p>
          </table:table-cell>
          <table:table-cell table:style-name="ce1" office:value-type="float" office:value="4.62" calcext:value-type="float">
            <text:p>4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</text:p>
          </table:table-cell>
          <table:table-cell table:style-name="ce1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TRAPDOOR</text:p>
          </table:table-cell>
          <table:table-cell table:style-name="ce1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THER_FALLING_3</text:p>
          </table:table-cell>
          <table:table-cell table:style-name="ce1" office:value-type="float" office:value="154.5" calcext:value-type="float">
            <text:p>15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THER_FALLING_2</text:p>
          </table:table-cell>
          <table:table-cell table:style-name="ce1" office:value-type="float" office:value="77.25" calcext:value-type="float">
            <text:p>77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THER_FALLING_1</text:p>
          </table:table-cell>
          <table:table-cell table:style-name="ce1" office:value-type="float" office:value="38.25" calcext:value-type="float">
            <text:p>3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LANKS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WALL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APLIN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</text:p>
          </table:table-cell>
          <table:table-cell table:style-name="ce1" office:value-type="float" office:value="2.67" calcext:value-type="float">
            <text:p>2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FIED_PIGLIN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NING_ROD</text:p>
          </table:table-cell>
          <table:table-cell table:style-name="ce1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ED</text:p>
          </table:table-cell>
          <table:table-cell table:style-name="ce1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NBREAKING_3</text:p>
          </table:table-cell>
          <table:table-cell table:style-name="ce1" office:value-type="float" office:value="304.5" calcext:value-type="float">
            <text:p>30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ARLESCENT_FROGLIGHT</text:p>
          </table:table-cell>
          <table:table-cell table:style-name="ce1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TORCH</text:p>
          </table:table-cell>
          <table:table-cell table:style-name="ce1" office:value-type="float" office:value="3.29" calcext:value-type="float">
            <text:p>3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_BLOCK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_LEAVES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_+</text:p>
          </table:table-cell>
          <table:table-cell table:style-name="ce1" office:value-type="float" office:value="1.68" calcext:value-type="float">
            <text:p>1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WALL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ALL_BA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RT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LAB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NYLIUM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THER_FALLING_4</text:p>
          </table:table-cell>
          <table:table-cell table:style-name="ce1" office:value-type="float" office:value="308.25" calcext:value-type="float">
            <text:p>30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ERRACOTTA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RY_ARMOR_TRIM_SMITHING_TEMPLATE</text:p>
          </table:table-cell>
          <table:table-cell table:style-name="ce1" office:value-type="float" office:value="18.55" calcext:value-type="float">
            <text:p>18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TAIRS</text:p>
          </table:table-cell>
          <table:table-cell table:style-name="ce1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NKEY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TRAPDOOR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PICKAXE</text:p>
          </table:table-cell>
          <table:table-cell table:style-name="ce1" office:value-type="float" office:value="212.1" calcext:value-type="float">
            <text:p>21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_PLAN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HISELED_STONE_BRICK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ANNER</text:p>
          </table:table-cell>
          <table:table-cell table:style-name="ce1" office:value-type="float" office:value="8.11999988425926" calcext:value-type="float">
            <text:p>8.11999988425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TAIRS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RESSURE_PLATE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PEED_1</text:p>
          </table:table-cell>
          <table:table-cell table:style-name="ce1" office:value-type="float" office:value="75.75" calcext:value-type="float">
            <text:p>75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PEED_2</text:p>
          </table:table-cell>
          <table:table-cell table:style-name="ce1" office:value-type="float" office:value="151.5" calcext:value-type="float">
            <text:p>15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_FRAGMENT_5</text:p>
          </table:table-cell>
          <table:table-cell table:style-name="ce1" office:value-type="float" office:value="55.56" calcext:value-type="float">
            <text:p>55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PEED_3</text:p>
          </table:table-cell>
          <table:table-cell table:style-name="ce1" office:value-type="float" office:value="303" calcext:value-type="float">
            <text:p>3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</text:p>
          </table:table-cell>
          <table:table-cell table:style-name="ce1" office:value-type="float" office:value="2.12" calcext:value-type="float">
            <text:p>2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WALL_FA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LAB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NTED_DRIPSTONE</text:p>
          </table:table-cell>
          <table:table-cell table:style-name="ce1" office:value-type="float" office:value="1.62" calcext:value-type="float">
            <text:p>1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UNGUS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CHESTPLATE</text:p>
          </table:table-cell>
          <table:table-cell table:style-name="ce1" office:value-type="float" office:value="58.72" calcext:value-type="float">
            <text:p>58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APLING</text:p>
          </table:table-cell>
          <table:table-cell table:style-name="ce1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AME_1</text:p>
          </table:table-cell>
          <table:table-cell table:style-name="ce1" office:value-type="float" office:value="313.5" calcext:value-type="float">
            <text:p>31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ORE</text:p>
          </table:table-cell>
          <table:table-cell table:style-name="ce1" office:value-type="float" office:value="20.41" calcext:value-type="float">
            <text:p>20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_+</text:p>
          </table:table-cell>
          <table:table-cell table:style-name="ce1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TAIRS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OTTLE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LAB</text:p>
          </table:table-cell>
          <table:table-cell table:style-name="ce1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NFLOWER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UTTON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_+</text:p>
          </table:table-cell>
          <table:table-cell table:style-name="ce1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1" office:value-type="float" office:value="2.41" calcext:value-type="float">
            <text:p>2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QUID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1" office:value-type="float" office:value="16.99" calcext:value-type="float">
            <text:p>16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</text:p>
          </table:table-cell>
          <table:table-cell table:style-name="ce1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DA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LANKS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RE_ARMOR_TRIM_SMITHING_TEMPLATE</text:p>
          </table:table-cell>
          <table:table-cell table:style-name="ce1" office:value-type="float" office:value="18.55" calcext:value-type="float">
            <text:p>18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</text:p>
          </table:table-cell>
          <table:table-cell table:style-name="ce1" office:value-type="float" office:value="0.62" calcext:value-type="float">
            <text:p>0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WORD</text:p>
          </table:table-cell>
          <table:table-cell table:style-name="ce1" office:value-type="float" office:value="200.54" calcext:value-type="float">
            <text:p>20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AN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ANNER</text:p>
          </table:table-cell>
          <table:table-cell table:style-name="ce1" office:value-type="float" office:value="8.11999988425926" calcext:value-type="float">
            <text:p>8.11999988425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ED</text:p>
          </table:table-cell>
          <table:table-cell table:style-name="ce1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_PANE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TAIRS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TAIRS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HANGING_SIGN</text:p>
          </table:table-cell>
          <table:table-cell table:style-name="ce1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DUIT</text:p>
          </table:table-cell>
          <table:table-cell table:style-name="ce1" office:value-type="float" office:value="250.96" calcext:value-type="float">
            <text:p>250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ELMET</text:p>
          </table:table-cell>
          <table:table-cell table:style-name="ce1" office:value-type="float" office:value="16.73" calcext:value-type="float">
            <text:p>16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PTIDE_3</text:p>
          </table:table-cell>
          <table:table-cell table:style-name="ce1" office:value-type="float" office:value="637.5" calcext:value-type="float">
            <text:p>63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ULIP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PTIDE_2</text:p>
          </table:table-cell>
          <table:table-cell table:style-name="ce1" office:value-type="float" office:value="318.75" calcext:value-type="float">
            <text:p>318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PTIDE_1</text:p>
          </table:table-cell>
          <table:table-cell table:style-name="ce1" office:value-type="float" office:value="159" calcext:value-type="float">
            <text:p>1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TAIRS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</text:p>
          </table:table-cell>
          <table:table-cell table:style-name="ce1" office:value-type="float" office:value="1.62" calcext:value-type="float">
            <text:p>1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EM</text:p>
          </table:table-cell>
          <table:table-cell table:style-name="ce1" office:value-type="float" office:value="1.64" calcext:value-type="float">
            <text:p>1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TRAPDOOR</text:p>
          </table:table-cell>
          <table:table-cell table:style-name="ce1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UTTON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O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ANNER</text:p>
          </table:table-cell>
          <table:table-cell table:style-name="ce1" office:value-type="float" office:value="8.11999988425926" calcext:value-type="float">
            <text:p>8.11999988425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_GATE</text:p>
          </table:table-cell>
          <table:table-cell table:style-name="ce1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</text:p>
          </table:table-cell>
          <table:table-cell table:style-name="ce1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DDING_AMETHYST</text:p>
          </table:table-cell>
          <table:table-cell table:style-name="ce1" office:value-type="float" office:value="7500" calcext:value-type="float">
            <text:p>7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S_UP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RSE_ARMOR</text:p>
          </table:table-cell>
          <table:table-cell table:style-name="ce1" office:value-type="float" office:value="350" calcext:value-type="float">
            <text:p>3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ASPECT_2</text:p>
          </table:table-cell>
          <table:table-cell table:style-name="ce1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ASPECT_1</text:p>
          </table:table-cell>
          <table:table-cell table:style-name="ce1" office:value-type="float" office:value="160.5" calcext:value-type="float">
            <text:p>16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ORNFLOW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ITHING_TABLE</text:p>
          </table:table-cell>
          <table:table-cell table:style-name="ce1" office:value-type="float" office:value="3.26" calcext:value-type="float">
            <text:p>3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</text:p>
          </table:table-cell>
          <table:table-cell table:style-name="ce1" office:value-type="float" office:value="2.66" calcext:value-type="float">
            <text:p>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ORE</text:p>
          </table:table-cell>
          <table:table-cell table:style-name="ce1" office:value-type="float" office:value="3.4" calcext:value-type="float">
            <text:p>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RACK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_PANE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RABBIT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SALMON</text:p>
          </table:table-cell>
          <table:table-cell table:style-name="ce1" office:value-type="float" office:value="2.28" calcext:value-type="float">
            <text:p>2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_+</text:p>
          </table:table-cell>
          <table:table-cell table:style-name="ce1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GING_ROOTS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LAB</text:p>
          </table:table-cell>
          <table:table-cell table:style-name="ce1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HANGING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ALL_BA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RACKED_STONE_BRICK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ULIP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APLING</text:p>
          </table:table-cell>
          <table:table-cell table:style-name="ce1" office:value-type="float" office:value="7.49" calcext:value-type="float">
            <text:p>7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VER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FF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RESSURE_PLATE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TAIRS</text:p>
          </table:table-cell>
          <table:table-cell table:style-name="ce1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ED</text:p>
          </table:table-cell>
          <table:table-cell table:style-name="ce1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EAD_BUSH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INK_TULI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_POWDER</text:p>
          </table:table-cell>
          <table:table-cell table:style-name="ce1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HEAD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TAIRS</text:p>
          </table:table-cell>
          <table:table-cell table:style-name="ce1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OAT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WORD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</text:p>
          </table:table-cell>
          <table:table-cell table:style-name="ce1" office:value-type="float" office:value="3.54" calcext:value-type="float">
            <text:p>3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DOOR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OAT</text:p>
          </table:table-cell>
          <table:table-cell table:style-name="ce1" office:value-type="float" office:value="2.29" calcext:value-type="float">
            <text:p>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ALL_BA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BUTTON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DYE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ARROT</text:p>
          </table:table-cell>
          <table:table-cell table:style-name="ce1" office:value-type="float" office:value="1.75" calcext:value-type="float">
            <text:p>1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WALL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TEM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LUE_ORCHI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E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UTTON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WEIGHTED_PRESSURE_PLATE</text:p>
          </table:table-cell>
          <table:table-cell table:style-name="ce1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HANGING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TAR</text:p>
          </table:table-cell>
          <table:table-cell table:style-name="ce1" office:value-type="float" office:value="583.34" calcext:value-type="float">
            <text:p>583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TORCH</text:p>
          </table:table-cell>
          <table:table-cell table:style-name="ce1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O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D</text:p>
          </table:table-cell>
          <table:table-cell table:style-name="ce1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FUNGU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INITY_1</text:p>
          </table:table-cell>
          <table:table-cell table:style-name="ce1" office:value-type="float" office:value="318" calcext:value-type="float">
            <text:p>3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WALL_FA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HOE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LAB</text:p>
          </table:table-cell>
          <table:table-cell table:style-name="ce1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_LLAMA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UPGRADE_SMITHING_TEMPLATE</text:p>
          </table:table-cell>
          <table:table-cell table:style-name="ce1" office:value-type="float" office:value="18.55" calcext:value-type="float">
            <text:p>18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LAB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DYE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FAN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_PANE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TRAL_ARROW</text:p>
          </table:table-cell>
          <table:table-cell table:style-name="ce1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AR_BEAR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WORD</text:p>
          </table:table-cell>
          <table:table-cell table:style-name="ce1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TTEN_FLESH</text:p>
          </table:table-cell>
          <table:table-cell table:style-name="ce1" office:value-type="float" office:value="1.11" calcext:value-type="float">
            <text:p>1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_PLAN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AXE</text:p>
          </table:table-cell>
          <table:table-cell table:style-name="ce1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NETHER_BRICKS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ED</text:p>
          </table:table-cell>
          <table:table-cell table:style-name="ce1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IEND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LAB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HANGING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NG_PIST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WALL_TORCH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OOD</text:p>
          </table:table-cell>
          <table:table-cell table:style-name="ce1" office:value-type="float" office:value="1.11" calcext:value-type="float">
            <text:p>1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DESTONE</text:p>
          </table:table-cell>
          <table:table-cell table:style-name="ce1" office:value-type="float" office:value="321.32" calcext:value-type="float">
            <text:p>32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EAVES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E_ARMOR_TRIM_SMITHING_TEMPLATE</text:p>
          </table:table-cell>
          <table:table-cell table:style-name="ce1" office:value-type="float" office:value="18.55" calcext:value-type="float">
            <text:p>18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EL</text:p>
          </table:table-cell>
          <table:table-cell table:style-name="ce1" office:value-type="float" office:value="2.79" calcext:value-type="float">
            <text:p>2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</text:p>
          </table:table-cell>
          <table:table-cell table:style-name="ce1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HEAD</text:p>
          </table:table-cell>
          <table:table-cell table:style-name="ce1" office:value-type="float" office:value="3375" calcext:value-type="float">
            <text:p>33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AMETHYST_BUD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LF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RESSURE_PLATE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PPED_CHEST</text:p>
          </table:table-cell>
          <table:table-cell table:style-name="ce1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TAIRS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WALL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TEW</text:p>
          </table:table-cell>
          <table:table-cell table:style-name="ce1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ULIP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ORCHID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LOG</text:p>
          </table:table-cell>
          <table:table-cell table:style-name="ce1" office:value-type="float" office:value="0.59" calcext:value-type="float">
            <text:p>0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HARGE</text:p>
          </table:table-cell>
          <table:table-cell table:style-name="ce1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OAT</text:p>
          </table:table-cell>
          <table:table-cell table:style-name="ce1" office:value-type="float" office:value="2.51" calcext:value-type="float">
            <text:p>2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</text:p>
          </table:table-cell>
          <table:table-cell table:style-name="ce1" office:value-type="float" office:value="3.44" calcext:value-type="float">
            <text:p>3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</text:p>
          </table:table-cell>
          <table:table-cell table:style-name="ce1" office:value-type="float" office:value="3.57" calcext:value-type="float">
            <text:p>3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ED</text:p>
          </table:table-cell>
          <table:table-cell table:style-name="ce1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TAIRS</text:p>
          </table:table-cell>
          <table:table-cell table:style-name="ce1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TISHOT_1</text:p>
          </table:table-cell>
          <table:table-cell table:style-name="ce1" office:value-type="float" office:value="637.5" calcext:value-type="float">
            <text:p>63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_MINECART</text:p>
          </table:table-cell>
          <table:table-cell table:style-name="ce1" office:value-type="float" office:value="7.69" calcext:value-type="float">
            <text:p>7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3</text:p>
          </table:table-cell>
          <table:table-cell table:style-name="ce1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2</text:p>
          </table:table-cell>
          <table:table-cell table:style-name="ce1" office:value-type="float" office:value="40.5" calcext:value-type="float">
            <text:p>4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1</text:p>
          </table:table-cell>
          <table:table-cell table:style-name="ce1" office:value-type="float" office:value="20.25" calcext:value-type="float">
            <text:p>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ANDSTONE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</text:p>
          </table:table-cell>
          <table:table-cell table:style-name="ce1" office:value-type="float" office:value="2.34" calcext:value-type="float">
            <text:p>2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WALL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TAIRS</text:p>
          </table:table-cell>
          <table:table-cell table:style-name="ce1" office:value-type="float" office:value="10.69" calcext:value-type="float">
            <text:p>1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O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TAIRS</text:p>
          </table:table-cell>
          <table:table-cell table:style-name="ce1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TAIRS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FTING_TABLE</text:p>
          </table:table-cell>
          <table:table-cell table:style-name="ce1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NFLOWER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ALL_BA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OBBLEST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LAB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LAB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HORSE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OOD</text:p>
          </table:table-cell>
          <table:table-cell table:style-name="ce1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TAIRS</text:p>
          </table:table-cell>
          <table:table-cell table:style-name="ce1" office:value-type="float" office:value="8.52" calcext:value-type="float">
            <text:p>8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style-name="ce1" office:value-type="float" office:value="3.4" calcext:value-type="float">
            <text:p>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RANGE_TULI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OAT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CKET</text:p>
          </table:table-cell>
          <table:table-cell table:style-name="ce1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HORN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BRICKS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_POWDER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WOOD</text:p>
          </table:table-cell>
          <table:table-cell table:style-name="ce1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UTTON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CHEST_RAFT</text:p>
          </table:table-cell>
          <table:table-cell table:style-name="ce1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AXE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_PANE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TERRACOTTA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INFORCED_DEEPSLAT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5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K_SAC</text:p>
          </table:table-cell>
          <table:table-cell table:style-name="ce1" office:value-type="float" office:value="1.75" calcext:value-type="float">
            <text:p>1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ALING_4</text:p>
          </table:table-cell>
          <table:table-cell table:style-name="ce1" office:value-type="float" office:value="160.5" calcext:value-type="float">
            <text:p>16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VERY_COMPASS</text:p>
          </table:table-cell>
          <table:table-cell table:style-name="ce1" office:value-type="float" office:value="805.79" calcext:value-type="float">
            <text:p>805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S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_BLOCK</text:p>
          </table:table-cell>
          <table:table-cell table:style-name="ce1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IE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_BLOCK</text:p>
          </table:table-cell>
          <table:table-cell table:style-name="ce1" office:value-type="float" office:value="2.61" calcext:value-type="float">
            <text:p>2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NK_SAC</text:p>
          </table:table-cell>
          <table:table-cell table:style-name="ce1" office:value-type="float" office:value="1.75" calcext:value-type="float">
            <text:p>1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_GATE</text:p>
          </table:table-cell>
          <table:table-cell table:style-name="ce1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_PANE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TAIRS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YING_OBSIDIAN</text:p>
          </table:table-cell>
          <table:table-cell table:style-name="ce1" office:value-type="float" office:value="6.69" calcext:value-type="float">
            <text:p>6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OR_RAIL</text:p>
          </table:table-cell>
          <table:table-cell table:style-name="ce1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CAMPFIRE</text:p>
          </table:table-cell>
          <table:table-cell table:style-name="ce1" office:value-type="float" office:value="12.9" calcext:value-type="float">
            <text:p>1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_SLAB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WALL_HEA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CLUSTER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RAFT</text:p>
          </table:table-cell>
          <table:table-cell table:style-name="ce1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GLAZED_TERRACOTTA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TEW</text:p>
          </table:table-cell>
          <table:table-cell table:style-name="ce1" office:value-type="float" office:value="1.48" calcext:value-type="float">
            <text:p>1.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DOOR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KCHOP</text:p>
          </table:table-cell>
          <table:table-cell table:style-name="ce1" office:value-type="float" office:value="2.8" calcext:value-type="float">
            <text:p>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PPER_ORE</text:p>
          </table:table-cell>
          <table:table-cell table:style-name="ce1" office:value-type="float" office:value="5.04" calcext:value-type="float">
            <text:p>5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EAVES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ED</text:p>
          </table:table-cell>
          <table:table-cell table:style-name="ce1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TRAPDOOR</text:p>
          </table:table-cell>
          <table:table-cell table:style-name="ce1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LOG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PLAN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HOE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_HEA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WALL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T_SPONGE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BLOC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UTTON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</text:p>
          </table:table-cell>
          <table:table-cell table:style-name="ce1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ING_TABLE</text:p>
          </table:table-cell>
          <table:table-cell table:style-name="ce1" office:value-type="float" office:value="17.61" calcext:value-type="float">
            <text:p>17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_PANE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TULI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</text:p>
          </table:table-cell>
          <table:table-cell table:style-name="ce1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P</text:p>
          </table:table-cell>
          <table:table-cell table:style-name="ce1" office:value-type="float" office:value="8.91" calcext:value-type="float">
            <text:p>8.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LANTERN</text:p>
          </table:table-cell>
          <table:table-cell table:style-name="ce1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S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URE_BLUE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_PANE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WALL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DER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HOVEL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_POWDER</text:p>
          </table:table-cell>
          <table:table-cell table:style-name="ce1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PICKAXE</text:p>
          </table:table-cell>
          <table:table-cell table:style-name="ce1" office:value-type="float" office:value="8.03" calcext:value-type="float">
            <text:p>8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I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TAIRS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BOOTS</text:p>
          </table:table-cell>
          <table:table-cell table:style-name="ce1" office:value-type="float" office:value="13.38" calcext:value-type="float">
            <text:p>13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</text:p>
          </table:table-cell>
          <table:table-cell table:style-name="ce1" office:value-type="float" office:value="4.06" calcext:value-type="float">
            <text:p>4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BEEF</text:p>
          </table:table-cell>
          <table:table-cell table:style-name="ce1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LAN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WALL_SKULL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FAN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T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_2</text:p>
          </table:table-cell>
          <table:table-cell table:style-name="ce1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BUCKET</text:p>
          </table:table-cell>
          <table:table-cell table:style-name="ce1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PIGSTEP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LAB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LOCK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RUTE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PROTECTION_1</text:p>
          </table:table-cell>
          <table:table-cell table:style-name="ce1" office:value-type="float" office:value="40.5" calcext:value-type="float">
            <text:p>4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PROTECTION_2</text:p>
          </table:table-cell>
          <table:table-cell table:style-name="ce1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CH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_MINECART</text:p>
          </table:table-cell>
          <table:table-cell table:style-name="ce1" office:value-type="float" office:value="30.54" calcext:value-type="float">
            <text:p>3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PROTECTION_3</text:p>
          </table:table-cell>
          <table:table-cell table:style-name="ce1" office:value-type="float" office:value="160.5" calcext:value-type="float">
            <text:p>16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_CANE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PROTECTION_4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</text:p>
          </table:table-cell>
          <table:table-cell table:style-name="ce1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OR_STAND</text:p>
          </table:table-cell>
          <table:table-cell table:style-name="ce1" office:value-type="float" office:value="1.26" calcext:value-type="float">
            <text:p>1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HERRY_SAPLIN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DIAMOND_ORE</text:p>
          </table:table-cell>
          <table:table-cell table:style-name="ce1" office:value-type="float" office:value="7.95" calcext:value-type="float">
            <text:p>7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TRAPDOOR</text:p>
          </table:table-cell>
          <table:table-cell table:style-name="ce1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TAIRS</text:p>
          </table:table-cell>
          <table:table-cell table:style-name="ce1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</text:p>
          </table:table-cell>
          <table:table-cell table:style-name="ce1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_FURNACE</text:p>
          </table:table-cell>
          <table:table-cell table:style-name="ce1" office:value-type="float" office:value="9.07" calcext:value-type="float">
            <text:p>9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LAB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URE_BLUET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UG_STIC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SK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TOGRAPHY_TABLE</text:p>
          </table:table-cell>
          <table:table-cell table:style-name="ce1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</text:p>
          </table:table-cell>
          <table:table-cell table:style-name="ce1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OUP</text:p>
          </table:table-cell>
          <table:table-cell table:style-name="ce1" office:value-type="float" office:value="3.35" calcext:value-type="float">
            <text:p>3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ROSE</text:p>
          </table:table-cell>
          <table:table-cell table:style-name="ce1" office:value-type="float" office:value="54.68" calcext:value-type="float">
            <text:p>54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FAN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</text:p>
          </table:table-cell>
          <table:table-cell table:style-name="ce1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</text:p>
          </table:table-cell>
          <table:table-cell table:style-name="ce1" office:value-type="float" office:value="3.77" calcext:value-type="float">
            <text:p>3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</text:p>
          </table:table-cell>
          <table:table-cell table:style-name="ce1" office:value-type="float" office:value="4.26" calcext:value-type="float">
            <text:p>4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</text:p>
          </table:table-cell>
          <table:table-cell table:style-name="ce1" office:value-type="float" office:value="2.64" calcext:value-type="float">
            <text:p>2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BALL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_POWDER</text:p>
          </table:table-cell>
          <table:table-cell table:style-name="ce1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WALL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OG</text:p>
          </table:table-cell>
          <table:table-cell table:style-name="ce1" office:value-type="float" office:value="0.83" calcext:value-type="float">
            <text:p>0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LANKS</text:p>
          </table:table-cell>
          <table:table-cell table:style-name="ce1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CHESTPLATE</text:p>
          </table:table-cell>
          <table:table-cell table:style-name="ce1" office:value-type="float" office:value="26.76" calcext:value-type="float">
            <text:p>26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</text:p>
          </table:table-cell>
          <table:table-cell table:style-name="ce1" office:value-type="float" office:value="2.77" calcext:value-type="float">
            <text:p>2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LAB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ORSE_ARMOR</text:p>
          </table:table-cell>
          <table:table-cell table:style-name="ce1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HANGING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ROCKET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FENCE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LAB</text:p>
          </table:table-cell>
          <table:table-cell table:style-name="ce1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QUA_AFFINITY_1</text:p>
          </table:table-cell>
          <table:table-cell table:style-name="ce1" office:value-type="float" office:value="285" calcext:value-type="float">
            <text:p>2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LOCK</text:p>
          </table:table-cell>
          <table:table-cell table:style-name="ce1" office:value-type="float" office:value="2855.88" calcext:value-type="float">
            <text:p>2855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HANGING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ELOT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RESSURE_PLATE</text:p>
          </table:table-cell>
          <table:table-cell table:style-name="ce1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MUD</text:p>
          </table:table-cell>
          <table:table-cell table:style-name="ce1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TAIRS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ING_STAND</text:p>
          </table:table-cell>
          <table:table-cell table:style-name="ce1" office:value-type="float" office:value="3.78" calcext:value-type="float">
            <text:p>3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W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DER_GUARDIAN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ANNER</text:p>
          </table:table-cell>
          <table:table-cell table:style-name="ce1" office:value-type="float" office:value="8.11999988425926" calcext:value-type="float">
            <text:p>8.11999988425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ANNER</text:p>
          </table:table-cell>
          <table:table-cell table:style-name="ce1" office:value-type="float" office:value="8.11999988425926" calcext:value-type="float">
            <text:p>8.11999988425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IGN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APLING</text:p>
          </table:table-cell>
          <table:table-cell table:style-name="ce1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BE_BANNER_PATTER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LAB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ORE</text:p>
          </table:table-cell>
          <table:table-cell table:style-name="ce1" office:value-type="float" office:value="6.92" calcext:value-type="float">
            <text:p>6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</text:p>
          </table:table-cell>
          <table:table-cell table:style-name="ce1" office:value-type="float" office:value="3.63" calcext:value-type="float">
            <text:p>3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BLOCK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KULL</text:p>
          </table:table-cell>
          <table:table-cell table:style-name="ce1" office:value-type="float" office:value="23.34" calcext:value-type="float">
            <text:p>23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_PANE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SS_BLOCK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AXE</text:p>
          </table:table-cell>
          <table:table-cell table:style-name="ce1" office:value-type="float" office:value="212.1" calcext:value-type="float">
            <text:p>21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RESSURE_PLATE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_MINECART</text:p>
          </table:table-cell>
          <table:table-cell table:style-name="ce1" office:value-type="float" office:value="5.25" calcext:value-type="float">
            <text:p>5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CRYSTALS</text:p>
          </table:table-cell>
          <table:table-cell table:style-name="ce1" office:value-type="float" office:value="6.09" calcext:value-type="float">
            <text:p>6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B_ARMOR_TRIM_SMITHING_TEMPLATE</text:p>
          </table:table-cell>
          <table:table-cell table:style-name="ce1" office:value-type="float" office:value="18.55" calcext:value-type="float">
            <text:p>18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_POWDER</text:p>
          </table:table-cell>
          <table:table-cell table:style-name="ce1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WOOD</text:p>
          </table:table-cell>
          <table:table-cell table:style-name="ce1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RPET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HRE_FROGLIGHT</text:p>
          </table:table-cell>
          <table:table-cell table:style-name="ce1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POWDER</text:p>
          </table:table-cell>
          <table:table-cell table:style-name="ce1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AC</text:p>
          </table:table-cell>
          <table:table-cell table:style-name="ce1" office:value-type="float" office:value="0.62" calcext:value-type="float">
            <text:p>0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TAIRS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WALL_FA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IT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PROUTS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GLAZED_TERRACOTTA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WALL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+</text:p>
          </table:table-cell>
          <table:table-cell table:style-name="ce1" office:value-type="float" office:value="1.97" calcext:value-type="float">
            <text:p>1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DOOR</text:p>
          </table:table-cell>
          <table:table-cell table:style-name="ce1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WALL_SKULL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2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_GATE</text:p>
          </table:table-cell>
          <table:table-cell table:style-name="ce1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</text:p>
          </table:table-cell>
          <table:table-cell table:style-name="ce1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TAIRS</text:p>
          </table:table-cell>
          <table:table-cell table:style-name="ce1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CROP</text:p>
          </table:table-cell>
          <table:table-cell table:style-name="ce1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RED_SANDSTONE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INGOT</text:p>
          </table:table-cell>
          <table:table-cell table:style-name="ce1" office:value-type="float" office:value="317.32" calcext:value-type="float">
            <text:p>317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DOOR</text:p>
          </table:table-cell>
          <table:table-cell table:style-name="ce1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</text:p>
          </table:table-cell>
          <table:table-cell table:style-name="ce1" office:value-type="float" office:value="2.34" calcext:value-type="float">
            <text:p>2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BLOCK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ELMET</text:p>
          </table:table-cell>
          <table:table-cell table:style-name="ce1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LOCK</text:p>
          </table:table-cell>
          <table:table-cell table:style-name="ce1" office:value-type="float" office:value="23.85" calcext:value-type="float">
            <text:p>23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+</text:p>
          </table:table-cell>
          <table:table-cell table:style-name="ce1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LAB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APLING</text:p>
          </table:table-cell>
          <table:table-cell table:style-name="ce1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ROT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_GATE</text:p>
          </table:table-cell>
          <table:table-cell table:style-name="ce1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LAB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2</text:p>
          </table:table-cell>
          <table:table-cell table:style-name="ce1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</text:p>
          </table:table-cell>
          <table:table-cell table:style-name="ce1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RESSURE_PLATE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AXE</text:p>
          </table:table-cell>
          <table:table-cell table:style-name="ce1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NTERN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2</text:p>
          </table:table-cell>
          <table:table-cell table:style-name="ce1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+</text:p>
          </table:table-cell>
          <table:table-cell table:style-name="ce1" office:value-type="float" office:value="1.96" calcext:value-type="float">
            <text:p>1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2</text:p>
          </table:table-cell>
          <table:table-cell table:style-name="ce1" office:value-type="float" office:value="4.39" calcext:value-type="float">
            <text:p>4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</text:p>
          </table:table-cell>
          <table:table-cell table:style-name="ce1" office:value-type="float" office:value="0.54" calcext:value-type="float">
            <text:p>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SONOUS_POTATO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FAR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+</text:p>
          </table:table-cell>
          <table:table-cell table:style-name="ce1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_POWDER</text:p>
          </table:table-cell>
          <table:table-cell table:style-name="ce1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KER</text:p>
          </table:table-cell>
          <table:table-cell table:style-name="ce1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PICKAXE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ING_COMMAND_BLOC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OAT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ROD</text:p>
          </table:table-cell>
          <table:table-cell table:style-name="ce1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RPET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LAB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LAB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AIRS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+</text:p>
          </table:table-cell>
          <table:table-cell table:style-name="ce1" office:value-type="float" office:value="3.97" calcext:value-type="float">
            <text:p>3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CARPET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2</text:p>
          </table:table-cell>
          <table:table-cell table:style-name="ce1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VIL</text:p>
          </table:table-cell>
          <table:table-cell table:style-name="ce1" office:value-type="float" office:value="36.27" calcext:value-type="float">
            <text:p>36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ER</text:p>
          </table:table-cell>
          <table:table-cell table:style-name="ce1" office:value-type="float" office:value="4.91" calcext:value-type="float">
            <text:p>4.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FFICIENCY_1</text:p>
          </table:table-cell>
          <table:table-cell table:style-name="ce1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FFICIENCY_4</text:p>
          </table:table-cell>
          <table:table-cell table:style-name="ce1" office:value-type="float" office:value="316.5" calcext:value-type="float">
            <text:p>31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FFICIENCY_5</text:p>
          </table:table-cell>
          <table:table-cell table:style-name="ce1" office:value-type="float" office:value="633" calcext:value-type="float">
            <text:p>6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GER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FFICIENCY_2</text:p>
          </table:table-cell>
          <table:table-cell table:style-name="ce1" office:value-type="float" office:value="79.5" calcext:value-type="float">
            <text:p>7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FFICIENCY_3</text:p>
          </table:table-cell>
          <table:table-cell table:style-name="ce1" office:value-type="float" office:value="158.25" calcext:value-type="float">
            <text:p>158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+</text:p>
          </table:table-cell>
          <table:table-cell table:style-name="ce1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_+</text:p>
          </table:table-cell>
          <table:table-cell table:style-name="ce1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_ARMOR_TRIM_SMITHING_TEMPLATE</text:p>
          </table:table-cell>
          <table:table-cell table:style-name="ce1" office:value-type="float" office:value="18.55" calcext:value-type="float">
            <text:p>18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+</text:p>
          </table:table-cell>
          <table:table-cell table:style-name="ce1" office:value-type="float" office:value="1.12" calcext:value-type="float">
            <text:p>1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2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BUCKET</text:p>
          </table:table-cell>
          <table:table-cell table:style-name="ce1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</text:p>
          </table:table-cell>
          <table:table-cell table:style-name="ce1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</text:p>
          </table:table-cell>
          <table:table-cell table:style-name="ce1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</text:p>
          </table:table-cell>
          <table:table-cell table:style-name="ce1"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O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2</text:p>
          </table:table-cell>
          <table:table-cell table:style-name="ce1" office:value-type="float" office:value="1.81" calcext:value-type="float">
            <text:p>1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RESSURE_PLATE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LOCK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K_OF_THE_SEA_1</text:p>
          </table:table-cell>
          <table:table-cell table:style-name="ce1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K_OF_THE_SEA_2</text:p>
          </table:table-cell>
          <table:table-cell table:style-name="ce1" office:value-type="float" office:value="160.5" calcext:value-type="float">
            <text:p>16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CK_OF_THE_SEA_3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UM_AMETHYST_BUD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_+</text:p>
          </table:table-cell>
          <table:table-cell table:style-name="ce1" office:value-type="float" office:value="2.55" calcext:value-type="float">
            <text:p>2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STER</text:p>
          </table:table-cell>
          <table:table-cell table:style-name="ce1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INGOT</text:p>
          </table:table-cell>
          <table:table-cell table:style-name="ce1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LOG</text:p>
          </table:table-cell>
          <table:table-cell table:style-name="ce1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LANKS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OOTS</text:p>
          </table:table-cell>
          <table:table-cell table:style-name="ce1" office:value-type="float" office:value="223.06" calcext:value-type="float">
            <text:p>223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AN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_+</text:p>
          </table:table-cell>
          <table:table-cell table:style-name="ce1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O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O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2</text:p>
          </table:table-cell>
          <table:table-cell table:style-name="ce1" office:value-type="float" office:value="0.87" calcext:value-type="float">
            <text:p>0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ELMET</text:p>
          </table:table-cell>
          <table:table-cell table:style-name="ce1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ED</text:p>
          </table:table-cell>
          <table:table-cell table:style-name="ce1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_BEANS</text:p>
          </table:table-cell>
          <table:table-cell table:style-name="ce1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+</text:p>
          </table:table-cell>
          <table:table-cell table:style-name="ce1" office:value-type="float" office:value="1.24" calcext:value-type="float">
            <text:p>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TERRACOTTA</text:p>
          </table:table-cell>
          <table:table-cell table:style-name="ce1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ICE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TAIRS</text:p>
          </table:table-cell>
          <table:table-cell table:style-name="ce1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SS</text:p>
          </table:table-cell>
          <table:table-cell table:style-name="ce1" office:value-type="float" office:value="5.79" calcext:value-type="float">
            <text:p>5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SPRUCE_SAPLIN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_BRICK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ORE</text:p>
          </table:table-cell>
          <table:table-cell table:style-name="ce1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TRAPDOOR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UBE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3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RD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ZOL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1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STEM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ED</text:p>
          </table:table-cell>
          <table:table-cell table:style-name="ce1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ENTY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RPET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F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_2</text:p>
          </table:table-cell>
          <table:table-cell table:style-name="ce1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SQUID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_PROTECTION_2</text:p>
          </table:table-cell>
          <table:table-cell table:style-name="ce1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_PROTECTION_1</text:p>
          </table:table-cell>
          <table:table-cell table:style-name="ce1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BLOCK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GLAZED_TERRACOTTA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HANGING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_PROTECTION_4</text:p>
          </table:table-cell>
          <table:table-cell table:style-name="ce1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_PROTECTION_3</text:p>
          </table:table-cell>
          <table:table-cell table:style-name="ce1" office:value-type="float" office:value="159.75" calcext:value-type="float">
            <text:p>15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E_TAG</text:p>
          </table:table-cell>
          <table:table-cell table:style-name="ce1" office:value-type="float" office:value="25.12" calcext:value-type="float">
            <text:p>25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EAVES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</text:p>
          </table:table-cell>
          <table:table-cell table:style-name="ce1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W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WKWARD_POTION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ALL_BA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TERRACOTTA</text:p>
          </table:table-cell>
          <table:table-cell table:style-name="ce1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OOTS</text:p>
          </table:table-cell>
          <table:table-cell table:style-name="ce1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OOMLIGHT</text:p>
          </table:table-cell>
          <table:table-cell table:style-name="ce1" office:value-type="float" office:value="1.62" calcext:value-type="float">
            <text:p>1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_COMMAND_BLOCK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LAB</text:p>
          </table:table-cell>
          <table:table-cell table:style-name="ce1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HO_SHARD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_2</text:p>
          </table:table-cell>
          <table:table-cell table:style-name="ce1" office:value-type="float" office:value="1.74" calcext:value-type="float">
            <text:p>1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TEM_FRAME</text:p>
          </table:table-cell>
          <table:table-cell table:style-name="ce1" office:value-type="float" office:value="5.25" calcext:value-type="float">
            <text:p>5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LOG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O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CHEST_BOAT</text:p>
          </table:table-cell>
          <table:table-cell table:style-name="ce1" office:value-type="float" office:value="5.47" calcext:value-type="float">
            <text:p>5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LAB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ALL_BA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IGN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</text:p>
          </table:table-cell>
          <table:table-cell table:style-name="ce1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POLISHED_BLACKSTONE_BRICKS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GLER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_+</text:p>
          </table:table-cell>
          <table:table-cell table:style-name="ce1" office:value-type="float" office:value="1.85" calcext:value-type="float">
            <text:p>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_SEEDS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HIVE</text:p>
          </table:table-cell>
          <table:table-cell table:style-name="ce1" office:value-type="float" office:value="757.38" calcext:value-type="float">
            <text:p>757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RPNESS_4</text:p>
          </table:table-cell>
          <table:table-cell table:style-name="ce1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RPNESS_5</text:p>
          </table:table-cell>
          <table:table-cell table:style-name="ce1" office:value-type="float" office:value="641.25" calcext:value-type="float">
            <text:p>641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RPNESS_2</text:p>
          </table:table-cell>
          <table:table-cell table:style-name="ce1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RPNESS_3</text:p>
          </table:table-cell>
          <table:table-cell table:style-name="ce1" office:value-type="float" office:value="160.5" calcext:value-type="float">
            <text:p>16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RPNESS_1</text:p>
          </table:table-cell>
          <table:table-cell table:style-name="ce1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G</text:p>
          </table:table-cell>
          <table:table-cell table:style-name="ce1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ANNER</text:p>
          </table:table-cell>
          <table:table-cell table:style-name="ce1" office:value-type="float" office:value="8.11999988425926" calcext:value-type="float">
            <text:p>8.11999988425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_GATE</text:p>
          </table:table-cell>
          <table:table-cell table:style-name="ce1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EEDS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</text:p>
          </table:table-cell>
          <table:table-cell table:style-name="ce1" office:value-type="float" office:value="2.63" calcext:value-type="float">
            <text:p>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ALL_BA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WALL_FA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TRAPDOOR</text:p>
          </table:table-cell>
          <table:table-cell table:style-name="ce1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VERFISH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_PATH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ORSE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PPLE</text:p>
          </table:table-cell>
          <table:table-cell table:style-name="ce1" office:value-type="float" office:value="14.58" calcext:value-type="float">
            <text:p>14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GOLDEN_APPLE</text:p>
          </table:table-cell>
          <table:table-cell table:style-name="ce1" office:value-type="float" office:value="4500" calcext:value-type="float">
            <text:p>4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OOTS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</text:p>
          </table:table-cell>
          <table:table-cell table:style-name="ce1" office:value-type="float" office:value="0.94" calcext:value-type="float">
            <text:p>0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ED_IC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CAULDR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CACIA_SAPLIN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O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DYE</text:p>
          </table:table-cell>
          <table:table-cell table:style-name="ce1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ED_CHORUS_FRUIT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E</text:p>
          </table:table-cell>
          <table:table-cell table:style-name="ce1" office:value-type="float" office:value="1.31" calcext:value-type="float">
            <text:p>1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HANGING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LAB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TAIRS</text:p>
          </table:table-cell>
          <table:table-cell table:style-name="ce1" office:value-type="float" office:value="12.39" calcext:value-type="float">
            <text:p>12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W</text:p>
          </table:table-cell>
          <table:table-cell table:style-name="ce1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CHESTPLATE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HARD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UTTON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F</text:p>
          </table:table-cell>
          <table:table-cell table:style-name="ce1" office:value-type="float" office:value="2.8" calcext:value-type="float">
            <text:p>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OPPER</text:p>
          </table:table-cell>
          <table:table-cell table:style-name="ce1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M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TERRACOTTA</text:p>
          </table:table-cell>
          <table:table-cell table:style-name="ce1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_BLOCK</text:p>
          </table:table-cell>
          <table:table-cell table:style-name="ce1" office:value-type="float" office:value="0.69" calcext:value-type="float">
            <text:p>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GLAZED_TERRACOTTA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BOOKSHELF</text:p>
          </table:table-cell>
          <table:table-cell table:style-name="ce1" office:value-type="float" office:value="1.74" calcext:value-type="float">
            <text:p>1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ACTU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OPPER</text:p>
          </table:table-cell>
          <table:table-cell table:style-name="ce1" office:value-type="float" office:value="6.23" calcext:value-type="float">
            <text:p>6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ED</text:p>
          </table:table-cell>
          <table:table-cell table:style-name="ce1" office:value-type="float" office:value="6.69" calcext:value-type="float">
            <text:p>6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E</text:p>
          </table:table-cell>
          <table:table-cell table:style-name="ce1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BLOCK</text:p>
          </table:table-cell>
          <table:table-cell table:style-name="ce1" office:value-type="float" office:value="11.52" calcext:value-type="float">
            <text:p>11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_PANE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TORCHFLOW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DYE</text:p>
          </table:table-cell>
          <table:table-cell table:style-name="ce1" office:value-type="float" office:value="1.75" calcext:value-type="float">
            <text:p>1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BOOTS</text:p>
          </table:table-cell>
          <table:table-cell table:style-name="ce1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OPPER</text:p>
          </table:table-cell>
          <table:table-cell table:style-name="ce1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TAIRS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DYE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LAB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AWN_ANCHOR</text:p>
          </table:table-cell>
          <table:table-cell table:style-name="ce1" office:value-type="float" office:value="37.51" calcext:value-type="float">
            <text:p>37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LAB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TUNE_1</text:p>
          </table:table-cell>
          <table:table-cell table:style-name="ce1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</text:p>
          </table:table-cell>
          <table:table-cell table:style-name="ce1" office:value-type="float" office:value="1.67" calcext:value-type="float">
            <text:p>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_2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GRAVEL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TUNE_3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TUNE_2</text:p>
          </table:table-cell>
          <table:table-cell table:style-name="ce1" office:value-type="float" office:value="160.5" calcext:value-type="float">
            <text:p>16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EAVES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LAB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VY_WEIGHTED_PRESSURE_PLATE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_POWDER</text:p>
          </table:table-cell>
          <table:table-cell table:style-name="ce1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LICE</text:p>
          </table:table-cell>
          <table:table-cell table:style-name="ce1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_POWDER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DYE</text:p>
          </table:table-cell>
          <table:table-cell table:style-name="ce1" office:value-type="float" office:value="0.49" calcext:value-type="float">
            <text:p>0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HANGING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_+</text:p>
          </table:table-cell>
          <table:table-cell table:style-name="ce1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CRO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LAB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_+</text:p>
          </table:table-cell>
          <table:table-cell table:style-name="ce1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ONY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HANGING_SIGN</text:p>
          </table:table-cell>
          <table:table-cell table:style-name="ce1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BUCKET</text:p>
          </table:table-cell>
          <table:table-cell table:style-name="ce1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IGN</text:p>
          </table:table-cell>
          <table:table-cell table:style-name="ce1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BLOCK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_BLOCK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NDING_CURSE_1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USH</text:p>
          </table:table-cell>
          <table:table-cell table:style-name="ce1" office:value-type="float" office:value="5.01" calcext:value-type="float">
            <text:p>5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ITHER_ROS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</text:p>
          </table:table-cell>
          <table:table-cell table:style-name="ce1" office:value-type="float" office:value="4.35" calcext:value-type="float">
            <text:p>4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WOOD</text:p>
          </table:table-cell>
          <table:table-cell table:style-name="ce1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</text:p>
          </table:table-cell>
          <table:table-cell table:style-name="ce1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</text:p>
          </table:table-cell>
          <table:table-cell table:style-name="ce1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</text:p>
          </table:table-cell>
          <table:table-cell table:style-name="ce1" office:value-type="float" office:value="3.95" calcext:value-type="float">
            <text:p>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RPET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RK_OAK_SAPLIN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ARS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NDING_1</text:p>
          </table:table-cell>
          <table:table-cell table:style-name="ce1" office:value-type="float" office:value="637.5" calcext:value-type="float">
            <text:p>63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_PLANT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SE_BUSH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S</text:p>
          </table:table-cell>
          <table:table-cell table:style-name="ce1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WOOD</text:p>
          </table:table-cell>
          <table:table-cell table:style-name="ce1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TAIRS</text:p>
          </table:table-cell>
          <table:table-cell table:style-name="ce1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ALL_TORCH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OG</text:p>
          </table:table-cell>
          <table:table-cell table:style-name="ce1" office:value-type="float" office:value="1.64" calcext:value-type="float">
            <text:p>1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GLAZED_TERRACOTTA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TAIRS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_POWDER</text:p>
          </table:table-cell>
          <table:table-cell table:style-name="ce1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4</text:p>
          </table:table-cell>
          <table:table-cell table:style-name="ce1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2</text:p>
          </table:table-cell>
          <table:table-cell table:style-name="ce1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3</text:p>
          </table:table-cell>
          <table:table-cell table:style-name="ce1" office:value-type="float" office:value="160.5" calcext:value-type="float">
            <text:p>16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L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ECTION_1</text:p>
          </table:table-cell>
          <table:table-cell table:style-name="ce1" office:value-type="float" office:value="39.75" calcext:value-type="float">
            <text:p>39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</text:p>
          </table:table-cell>
          <table:table-cell table:style-name="ce1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LOG</text:p>
          </table:table-cell>
          <table:table-cell table:style-name="ce1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ANNER</text:p>
          </table:table-cell>
          <table:table-cell table:style-name="ce1" office:value-type="float" office:value="8.11999988425926" calcext:value-type="float">
            <text:p>8.119999884259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TAIRS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NEST</text:p>
          </table:table-cell>
          <table:table-cell table:style-name="ce1" office:value-type="float" office:value="251.8" calcext:value-type="float">
            <text:p>25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</text:p>
          </table:table-cell>
          <table:table-cell table:style-name="ce1" office:value-type="float" office:value="1.7" calcext:value-type="float">
            <text:p>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</text:p>
          </table:table-cell>
          <table:table-cell table:style-name="ce1" office:value-type="float" office:value="1.84" calcext:value-type="float">
            <text:p>1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PETALS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LPHIN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ENSOR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MEAL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DYE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DOOR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</text:p>
          </table:table-cell>
          <table:table-cell table:style-name="ce1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DRAGON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+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2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TAIRS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LAB</text:p>
          </table:table-cell>
          <table:table-cell table:style-name="ce1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DDER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_BLOCK</text:p>
          </table:table-cell>
          <table:table-cell table:style-name="ce1" office:value-type="float" office:value="0.69" calcext:value-type="float">
            <text:p>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</text:p>
          </table:table-cell>
          <table:table-cell table:style-name="ce1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ALT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IGN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GRASS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WALL</text:p>
          </table:table-cell>
          <table:table-cell table:style-name="ce1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CATALYST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DYE</text:p>
          </table:table-cell>
          <table:table-cell table:style-name="ce1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</text:p>
          </table:table-cell>
          <table:table-cell table:style-name="ce1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ROOTS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</text:p>
          </table:table-cell>
          <table:table-cell table:style-name="ce1"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NETHER_BRICKS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BLOCK</text:p>
          </table:table-cell>
          <table:table-cell table:style-name="ce1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ELMET</text:p>
          </table:table-cell>
          <table:table-cell table:style-name="ce1" office:value-type="float" office:value="234.42" calcext:value-type="float">
            <text:p>234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EL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OOD</text:p>
          </table:table-cell>
          <table:table-cell table:style-name="ce1" office:value-type="float" office:value="2.19" calcext:value-type="float">
            <text:p>2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CHEST_BOAT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DICATOR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EM</text:p>
          </table:table-cell>
          <table:table-cell table:style-name="ce1" office:value-type="float" office:value="1.64" calcext:value-type="float">
            <text:p>1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2</text:p>
          </table:table-cell>
          <table:table-cell table:style-name="ce1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CK_O_LANTERN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RESSURE_PLATE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LAPIS_ORE</text:p>
          </table:table-cell>
          <table:table-cell table:style-name="ce1" office:value-type="float" office:value="10.19" calcext:value-type="float">
            <text:p>1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+</text:p>
          </table:table-cell>
          <table:table-cell table:style-name="ce1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YTRA</text:p>
          </table:table-cell>
          <table:table-cell table:style-name="ce1" office:value-type="float" office:value="6500" calcext:value-type="float">
            <text:p>6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REAM</text:p>
          </table:table-cell>
          <table:table-cell table:style-name="ce1" office:value-type="float" office:value="2.8" calcext:value-type="float">
            <text:p>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E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ED</text:p>
          </table:table-cell>
          <table:table-cell table:style-name="ce1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ISTERING_MELON_SLICE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ERRACOTTA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BUCKET</text:p>
          </table:table-cell>
          <table:table-cell table:style-name="ce1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BANNER_PATTERN</text:p>
          </table:table-cell>
          <table:table-cell table:style-name="ce1" office:value-type="float" office:value="20.09" calcext:value-type="float">
            <text:p>2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LANKS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OAT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OOD</text:p>
          </table:table-cell>
          <table:table-cell table:style-name="ce1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WALL_HEA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SIG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GRASS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</text:p>
          </table:table-cell>
          <table:table-cell table:style-name="ce1" office:value-type="float" office:value="0.83" calcext:value-type="float">
            <text:p>0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OPPER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WALL_FA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_FRAM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HOVEL</text:p>
          </table:table-cell>
          <table:table-cell table:style-name="ce1" office:value-type="float" office:value="0.78" calcext:value-type="float">
            <text:p>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AL_ORE</text:p>
          </table:table-cell>
          <table:table-cell table:style-name="ce1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POT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AY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DYE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</text:p>
          </table:table-cell>
          <table:table-cell table:style-name="ce1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WORD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BUCKET</text:p>
          </table:table-cell>
          <table:table-cell table:style-name="ce1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_+</text:p>
          </table:table-cell>
          <table:table-cell table:style-name="ce1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IGN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Y_BUSH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</text:p>
          </table:table-cell>
          <table:table-cell table:style-name="ce1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LAB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AY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LAGER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CAULDR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LAB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TAIRS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NDELI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EAVES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PUMPKIN_STEM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NS_3</text:p>
          </table:table-cell>
          <table:table-cell table:style-name="ce1" office:value-type="float" office:value="642" calcext:value-type="float">
            <text:p>6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TERRACOTTA</text:p>
          </table:table-cell>
          <table:table-cell table:style-name="ce1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TAIRS</text:p>
          </table:table-cell>
          <table:table-cell table:style-name="ce1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HEAD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NS_1</text:p>
          </table:table-cell>
          <table:table-cell table:style-name="ce1" office:value-type="float" office:value="160.5" calcext:value-type="float">
            <text:p>16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ORNS_2</text:p>
          </table:table-cell>
          <table:table-cell table:style-name="ce1" office:value-type="float" office:value="321" calcext:value-type="float">
            <text:p>3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RPET</text:p>
          </table:table-cell>
          <table:table-cell table:style-name="ce1" office:value-type="float" office:value="1.33" calcext:value-type="float">
            <text:p>1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O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HANGING_SIGN</text:p>
          </table:table-cell>
          <table:table-cell table:style-name="ce1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AMETHYST_BUD</text:p>
          </table:table-cell>
          <table:table-cell table:style-name="ce1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ICKAXE</text:p>
          </table:table-cell>
          <table:table-cell table:style-name="ce1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RPET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NNELING_1</text:p>
          </table:table-cell>
          <table:table-cell table:style-name="ce1" office:value-type="float" office:value="319.5" calcext:value-type="float">
            <text:p>31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Y_PISTON</text:p>
          </table:table-cell>
          <table:table-cell table:style-name="ce1" office:value-type="float" office:value="4.47" calcext:value-type="float">
            <text:p>4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ROOTS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</text:p>
          </table:table-cell>
          <table:table-cell table:style-name="ce1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</text:p>
          </table:table-cell>
          <table:table-cell table:style-name="ce1" office:value-type="float" office:value="0.49" calcext:value-type="float">
            <text:p>0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TAIRS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FAN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</text:p>
          </table:table-cell>
          <table:table-cell table:style-name="ce1" office:value-type="float" office:value="3.65" calcext:value-type="float">
            <text:p>3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</text:p>
          </table:table-cell>
          <table:table-cell table:style-name="ce1" office:value-type="float" office:value="2.83" calcext:value-type="float">
            <text:p>2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PPER</text:p>
          </table:table-cell>
          <table:table-cell table:style-name="ce1" office:value-type="float" office:value="5.71" calcext:value-type="float">
            <text:p>5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OPPY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ANGING_SIGN</text:p>
          </table:table-cell>
          <table:table-cell table:style-name="ce1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TAIRS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HANGING_SIGN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OPPER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HANGING_SIGN</text:p>
          </table:table-cell>
          <table:table-cell table:style-name="ce1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BANNER_PATTERN</text:p>
          </table:table-cell>
          <table:table-cell table:style-name="ce1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UTTON</text:p>
          </table:table-cell>
          <table:table-cell table:style-name="ce1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ALL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AL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</text:p>
          </table:table-cell>
          <table:table-cell table:style-name="ce1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_GATE</text:p>
          </table:table-cell>
          <table:table-cell table:style-name="ce1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NDANE_POTION</text:p>
          </table:table-cell>
          <table:table-cell table:style-name="ce1" office:value-type="float" office:value="3.53" calcext:value-type="float">
            <text:p>3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TAIRS</text:p>
          </table:table-cell>
          <table:table-cell table:style-name="ce1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HITE_TULIP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LOCK</text:p>
          </table:table-cell>
          <table:table-cell table:style-name="ce1" office:value-type="float" office:value="0.72" calcext:value-type="float">
            <text:p>0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PFIRE</text:p>
          </table:table-cell>
          <table:table-cell table:style-name="ce1" office:value-type="float" office:value="6.59" calcext:value-type="float">
            <text:p>6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LAB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ESSURE_PLATE</text:p>
          </table:table-cell>
          <table:table-cell table:style-name="ce1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MANGROVE_PROPAGUL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O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HANGING_SIGN</text:p>
          </table:table-cell>
          <table:table-cell table:style-name="ce1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WALL_HEA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LAB</text:p>
          </table:table-cell>
          <table:table-cell table:style-name="ce1" office:value-type="float" office:value="2.19" calcext:value-type="float">
            <text:p>2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M</text:p>
          </table:table-cell>
          <table:table-cell table:style-name="ce1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PSTONE_BLOCK</text:p>
          </table:table-cell>
          <table:table-cell table:style-name="ce1" office:value-type="float" office:value="6.48" calcext:value-type="float">
            <text:p>6.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HEAD</text:p>
          </table:table-cell>
          <table:table-cell table:style-name="ce1" office:value-type="float" office:value="6300" calcext:value-type="float">
            <text:p>63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QUARTZ_ORE</text:p>
          </table:table-cell>
          <table:table-cell table:style-name="ce1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FAN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ST_ARMOR_TRIM_SMITHING_TEMPLATE</text:p>
          </table:table-cell>
          <table:table-cell table:style-name="ce1" office:value-type="float" office:value="18.55" calcext:value-type="float">
            <text:p>18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SER_ARMOR_TRIM_SMITHING_TEMPLATE</text:p>
          </table:table-cell>
          <table:table-cell table:style-name="ce1" office:value-type="float" office:value="18.55" calcext:value-type="float">
            <text:p>18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WALL</text:p>
          </table:table-cell>
          <table:table-cell table:style-name="ce1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WALL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WALL_HEA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YGLASS</text:p>
          </table:table-cell>
          <table:table-cell table:style-name="ce1" office:value-type="float" office:value="2.19" calcext:value-type="float">
            <text:p>2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D_ANVIL</text:p>
          </table:table-cell>
          <table:table-cell table:style-name="ce1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ALL_BANNE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WORD</text:p>
          </table:table-cell>
          <table:table-cell table:style-name="ce1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EAVES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RE_BLOSSOM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DE_ARMOR_TRIM_SMITHING_TEMPLATE</text:p>
          </table:table-cell>
          <table:table-cell table:style-name="ce1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GLAZED_TERRACOTTA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DELION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CKBACK_1</text:p>
          </table:table-cell>
          <table:table-cell table:style-name="ce1" office:value-type="float" office:value="155.25" calcext:value-type="float">
            <text:p>155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CKBACK_2</text:p>
          </table:table-cell>
          <table:table-cell table:style-name="ce1" office:value-type="float" office:value="311.25" calcext:value-type="float">
            <text:p>311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_LEAVES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GLAZED_TERRACOTTA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_POWDER</text:p>
          </table:table-cell>
          <table:table-cell table:style-name="ce1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DYE</text:p>
          </table:table-cell>
          <table:table-cell table:style-name="ce1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VEL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ORE</text:p>
          </table:table-cell>
          <table:table-cell table:style-name="ce1" office:value-type="float" office:value="18.96" calcext:value-type="float">
            <text:p>18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ED</text:p>
          </table:table-cell>
          <table:table-cell table:style-name="ce1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DYE</text:p>
          </table:table-cell>
          <table:table-cell table:style-name="ce1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LAB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ENSER</text:p>
          </table:table-cell>
          <table:table-cell table:style-name="ce1" office:value-type="float" office:value="9.86" calcext:value-type="float">
            <text:p>9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LAB</text:p>
          </table:table-cell>
          <table:table-cell table:style-name="ce1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RUIT</text:p>
          </table:table-cell>
          <table:table-cell table:style-name="ce1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EEDS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BERRIES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KULL</text:p>
          </table:table-cell>
          <table:table-cell table:style-name="ce1" office:value-type="float" office:value="4500" calcext:value-type="float">
            <text:p>4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HELMET</text:p>
          </table:table-cell>
          <table:table-cell table:style-name="ce1" office:value-type="float" office:value="36.67" calcext:value-type="float">
            <text:p>36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WALL</text:p>
          </table:table-cell>
          <table:table-cell table:style-name="ce1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INTING</text:p>
          </table:table-cell>
          <table:table-cell table:style-name="ce1" office:value-type="float" office:value="2.32" calcext:value-type="float">
            <text:p>2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CHEST</text:p>
          </table:table-cell>
          <table:table-cell table:style-name="ce1" office:value-type="float" office:value="18.39" calcext:value-type="float">
            <text:p>18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N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IGN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SEAGRAS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BLOCK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</text:p>
          </table:table-cell>
          <table:table-cell table:style-name="ce1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RICKS</text:p>
          </table:table-cell>
          <table:table-cell table:style-name="ce1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GOLD_ORE</text:p>
          </table:table-cell>
          <table:table-cell table:style-name="ce1" office:value-type="float" office:value="3.81" calcext:value-type="float">
            <text:p>3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OTHERSIDE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LOG</text:p>
          </table:table-cell>
          <table:table-cell table:style-name="ce1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LAB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ROD</text:p>
          </table:table-cell>
          <table:table-cell table:style-name="ce1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LANKS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LAB</text:p>
          </table:table-cell>
          <table:table-cell table:style-name="ce1" office:value-type="float" office:value="0.24" calcext:value-type="float">
            <text:p>0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INGOT</text:p>
          </table:table-cell>
          <table:table-cell table:style-name="ce1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O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TERRACOTTA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RPET</text:p>
          </table:table-cell>
          <table:table-cell table:style-name="ce1" office:value-type="float" office:value="1.33" calcext:value-type="float">
            <text:p>1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TERRACOTTA</text:p>
          </table:table-cell>
          <table:table-cell table:style-name="ce1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_POWDER</text:p>
          </table:table-cell>
          <table:table-cell table:style-name="ce1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</text:p>
          </table:table-cell>
          <table:table-cell table:style-name="ce1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TH_STRIDER_1</text:p>
          </table:table-cell>
          <table:table-cell table:style-name="ce1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E</text:p>
          </table:table-cell>
          <table:table-cell table:style-name="ce1" office:value-type="float" office:value="23.13" calcext:value-type="float">
            <text:p>2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TH_STRIDER_3</text:p>
          </table:table-cell>
          <table:table-cell table:style-name="ce1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PTH_STRIDER_2</text:p>
          </table:table-cell>
          <table:table-cell table:style-name="ce1" office:value-type="float" office:value="160.5" calcext:value-type="float">
            <text:p>16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LOCK</text:p>
          </table:table-cell>
          <table:table-cell table:style-name="ce1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EYE</text:p>
          </table:table-cell>
          <table:table-cell table:style-name="ce1" office:value-type="float" office:value="5.88" calcext:value-type="float">
            <text:p>5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</text:p>
          </table:table-cell>
          <table:table-cell table:style-name="ce1" office:value-type="float" office:value="2.69" calcext:value-type="float">
            <text:p>2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</text:p>
          </table:table-cell>
          <table:table-cell table:style-name="ce1" office:value-type="float" office:value="1.77" calcext:value-type="float">
            <text:p>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LAMP</text:p>
          </table:table-cell>
          <table:table-cell table:style-name="ce1" office:value-type="float" office:value="13.37" calcext:value-type="float">
            <text:p>13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</text:p>
          </table:table-cell>
          <table:table-cell table:style-name="ce1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CHEST_BOAT</text:p>
          </table:table-cell>
          <table:table-cell table:style-name="ce1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+</text:p>
          </table:table-cell>
          <table:table-cell table:style-name="ce1" office:value-type="float" office:value="3.82" calcext:value-type="float">
            <text:p>3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_+</text:p>
          </table:table-cell>
          <table:table-cell table:style-name="ce1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2</text:p>
          </table:table-cell>
          <table:table-cell table:style-name="ce1" office:value-type="float" office:value="3.45" calcext:value-type="float">
            <text:p>3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</text:p>
          </table:table-cell>
          <table:table-cell table:style-name="ce1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OIL</text:p>
          </table:table-cell>
          <table:table-cell table:style-name="ce1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</text:p>
          </table:table-cell>
          <table:table-cell table:style-name="ce1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MUTTON</text:p>
          </table:table-cell>
          <table:table-cell table:style-name="ce1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CE_ARMOR_TRIM_SMITHING_TEMPLATE</text:p>
          </table:table-cell>
          <table:table-cell table:style-name="ce1" office:value-type="float" office:value="18.55" calcext:value-type="float">
            <text:p>18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</text:p>
          </table:table-cell>
          <table:table-cell table:style-name="ce1" office:value-type="float" office:value="2.78" calcext:value-type="float">
            <text:p>2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WOOD</text:p>
          </table:table-cell>
          <table:table-cell table:style-name="ce1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BOTTLE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</text:p>
          </table:table-cell>
          <table:table-cell table:style-name="ce1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OG</text:p>
          </table:table-cell>
          <table:table-cell table:style-name="ce1" office:value-type="float" office:value="1.64" calcext:value-type="float">
            <text:p>1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_PANE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AT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IRATION_1</text:p>
          </table:table-cell>
          <table:table-cell table:style-name="ce1" office:value-type="float" office:value="80.25" calcext:value-type="float">
            <text:p>8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IRATION_2</text:p>
          </table:table-cell>
          <table:table-cell table:style-name="ce1" office:value-type="float" office:value="160.5" calcext:value-type="float">
            <text:p>16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+</text:p>
          </table:table-cell>
          <table:table-cell table:style-name="ce1" office:value-type="float" office:value="4.91" calcext:value-type="float">
            <text:p>4.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PORKCHOP</text:p>
          </table:table-cell>
          <table:table-cell table:style-name="ce1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_CAK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GLIN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2</text:p>
          </table:table-cell>
          <table:table-cell table:style-name="ce1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+</text:p>
          </table:table-cell>
          <table:table-cell table:style-name="ce1" office:value-type="float" office:value="2.44" calcext:value-type="float">
            <text:p>2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BOX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IRATION_3</text:p>
          </table:table-cell>
          <table:table-cell table:style-name="ce1" office:value-type="float" office:value="320.25" calcext:value-type="float">
            <text:p>32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BLOCK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ITE_SPAWN_EGG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2</text:p>
          </table:table-cell>
          <table:table-cell table:style-name="ce1" office:value-type="float" office:value="4.53" calcext:value-type="float">
            <text:p>4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VED_PUMPKIN</text:p>
          </table:table-cell>
          <table:table-cell table:style-name="ce1" office:value-type="float" office:value="1.05" calcext:value-type="float">
            <text:p>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</text:p>
          </table:table-cell>
          <table:table-cell table:style-name="ce1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_POTTERY_SHERD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DOOR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LAB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UTTON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APLING</text:p>
          </table:table-cell>
          <table:table-cell table:style-name="ce1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DOOR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_PANE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LAB</text:p>
          </table:table-cell>
          <table:table-cell table:style-name="ce1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MENTED_SPIDER_EYE</text:p>
          </table:table-cell>
          <table:table-cell table:style-name="ce1" office:value-type="float" office:value="1.83" calcext:value-type="float">
            <text:p>1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PICKLE</text:p>
          </table:table-cell>
          <table:table-cell table:style-name="ce1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ULIP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TAIRS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GLAZED_TERRACOTTA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OPAGULE</text:p>
          </table:table-cell>
          <table:table-cell table:style-name="ce1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GLAZED_TERRACOTTA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2"/>
        </table:table-row>
        <table:table-row table:style-name="ro2" table:number-rows-repeated="10469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x_20_des_20_Items" style:display-name="PageStyle_Prix des Ite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56" meta:object-count="0"/>
    <meta:generator>LibreOfficeDev/6.0.5.2$Linux_X86_64 LibreOffice_project/</meta:generator>
  </office:meta>
</office:document-meta>
</file>